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0.704cm"/>
    </style:style>
    <style:style style:name="co5" style:family="table-column">
      <style:table-column-properties fo:break-before="auto" style:column-width="0.65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89" style:family="table-cell" style:parent-style-name="Default">
      <style:table-cell-properties style:vertical-align="middle"/>
    </style:style>
    <style:style style:name="ce190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92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93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94" style:family="table-cell" style:parent-style-name="Default">
      <style:table-cell-properties fo:border="0.74pt solid #000000" style:vertical-align="middle"/>
    </style:style>
    <style:style style:name="ce19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19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98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order-bottom="0.74pt solid #000000" fo:border-left="none" fo:border-right="none" fo:border-top="0.74pt solid #000000"/>
    </style:style>
    <style:style style:name="ce202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0.06pt solid #000000" fo:border-left="none" fo:border-right="none" fo:border-top="0.06pt solid #000000"/>
    </style:style>
    <style:style style:name="ce20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0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ext-properties fo:color="#c9211e"/>
    </style:style>
    <style:style style:name="ce256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2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order-bottom="0.74pt solid #000000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4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61">
      <style:table-cell-properties fo:border-bottom="0.74pt solid #000000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61">
      <style:table-cell-properties fo:border-bottom="0.74pt solid #000000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9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61">
      <style:table-cell-properties fo:border-bottom="0.74pt solid #000000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Myrica M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9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0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記録.A2"/>
      <style:map style:condition="cell-content()=&quot;T&quot;" style:apply-style-name="ConditionalStyle_5f_2" style:base-cell-address="ジョブ記録.A2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6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65" style:family="table-cell" style:parent-style-name="Default" style:data-style-name="N61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2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連携コンテンツワーク.A2"/>
      <style:map style:condition="cell-content()=&quot;T&quot;" style:apply-style-name="ConditionalStyle_5f_2" style:base-cell-address="連携コンテンツワーク.A2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連携コンテンツ.A2"/>
      <style:map style:condition="cell-content()=&quot;T&quot;" style:apply-style-name="ConditionalStyle_5f_2" style:base-cell-address="連携コンテンツ.A2"/>
    </style:style>
    <style:style style:name="ce38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83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連携コンテンツ履歴.A2"/>
      <style:map style:condition="cell-content()=&quot;T&quot;" style:apply-style-name="ConditionalStyle_5f_2" style:base-cell-address="連携コンテンツ履歴.A2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取込コンテンツワーク.A2"/>
      <style:map style:condition="cell-content()=&quot;T&quot;" style:apply-style-name="ConditionalStyle_5f_2" style:base-cell-address="取込コンテンツワーク.A2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15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61">
      <style:table-cell-properties fo:border-bottom="0.74pt solid #000000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59" style:family="table-cell" style:parent-style-name="Default" style:data-style-name="N61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61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履歴.A2"/>
      <style:map style:condition="cell-content()=&quot;T&quot;" style:apply-style-name="ConditionalStyle_5f_2" style:base-cell-address="ユーザ履歴.A2"/>
    </style:style>
    <style:style style:name="ce391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組織.A2"/>
      <style:map style:condition="cell-content()=&quot;T&quot;" style:apply-style-name="ConditionalStyle_5f_2" style:base-cell-address="所属組織.A2"/>
    </style:style>
    <style:style style:name="ce4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組織順位.A2"/>
      <style:map style:condition="cell-content()=&quot;T&quot;" style:apply-style-name="ConditionalStyle_5f_2" style:base-cell-address="所属組織順位.A2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組織履歴.A2"/>
      <style:map style:condition="cell-content()=&quot;T&quot;" style:apply-style-name="ConditionalStyle_5f_2" style:base-cell-address="所属組織履歴.A2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認証媒体.A2"/>
      <style:map style:condition="cell-content()=&quot;T&quot;" style:apply-style-name="ConditionalStyle_5f_2" style:base-cell-address="認証媒体.A2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認証媒体順位.A2"/>
      <style:map style:condition="cell-content()=&quot;T&quot;" style:apply-style-name="ConditionalStyle_5f_2" style:base-cell-address="認証媒体順位.A2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認証媒体履歴.A2"/>
      <style:map style:condition="cell-content()=&quot;T&quot;" style:apply-style-name="ConditionalStyle_5f_2" style:base-cell-address="認証媒体履歴.A2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1'.A2"/>
      <style:map style:condition="cell-content()=&quot;T&quot;" style:apply-style-name="ConditionalStyle_5f_2" style:base-cell-address="'組織#1'.A2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組織#1'.A2"/>
      <style:map style:condition="cell-content()=&quot;T&quot;" style:apply-style-name="ConditionalStyle_5f_2" style:base-cell-address="'入れ子組織#1'.A2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閉包組織#1'.A2"/>
      <style:map style:condition="cell-content()=&quot;T&quot;" style:apply-style-name="ConditionalStyle_5f_2" style:base-cell-address="'閉包組織#1'.A2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1-親組織(横)'.A2"/>
      <style:map style:condition="cell-content()=&quot;T&quot;" style:apply-style-name="ConditionalStyle_5f_2" style:base-cell-address="'組織#1-親組織(横)'.A2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1履歴'.A2"/>
      <style:map style:condition="cell-content()=&quot;T&quot;" style:apply-style-name="ConditionalStyle_5f_2" style:base-cell-address="'組織#1履歴'.A2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2'.A2"/>
      <style:map style:condition="cell-content()=&quot;T&quot;" style:apply-style-name="ConditionalStyle_5f_2" style:base-cell-address="'組織#2'.A2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組織#2'.A2"/>
      <style:map style:condition="cell-content()=&quot;T&quot;" style:apply-style-name="ConditionalStyle_5f_2" style:base-cell-address="'入れ子組織#2'.A2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閉包組織#2'.A2"/>
      <style:map style:condition="cell-content()=&quot;T&quot;" style:apply-style-name="ConditionalStyle_5f_2" style:base-cell-address="'閉包組織#2'.A2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2-親組織(横)'.A2"/>
      <style:map style:condition="cell-content()=&quot;T&quot;" style:apply-style-name="ConditionalStyle_5f_2" style:base-cell-address="'組織#2-親組織(横)'.A2"/>
    </style:style>
    <style:style style:name="ce3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2履歴'.A2"/>
      <style:map style:condition="cell-content()=&quot;T&quot;" style:apply-style-name="ConditionalStyle_5f_2" style:base-cell-address="'組織#2履歴'.A2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入れ子組織ワーク.A2"/>
      <style:map style:condition="cell-content()=&quot;T&quot;" style:apply-style-name="ConditionalStyle_5f_2" style:base-cell-address="入れ子組織ワーク.A2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構築-残データ'.A2"/>
      <style:map style:condition="cell-content()=&quot;T&quot;" style:apply-style-name="ConditionalStyle_5f_2" style:base-cell-address="'入れ子構築-残データ'.A2"/>
    </style:style>
    <style:style style:name="ce47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構築-スタック'.A2"/>
      <style:map style:condition="cell-content()=&quot;T&quot;" style:apply-style-name="ConditionalStyle_5f_2" style:base-cell-address="'入れ子構築-スタック'.A2"/>
    </style:style>
    <style:style style:name="ce3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グループ.A2"/>
      <style:map style:condition="cell-content()=&quot;T&quot;" style:apply-style-name="ConditionalStyle_5f_2" style:base-cell-address="グループ.A2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グループ履歴.A2"/>
      <style:map style:condition="cell-content()=&quot;T&quot;" style:apply-style-name="ConditionalStyle_5f_2" style:base-cell-address="グループ履歴.A2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グループ.A2"/>
      <style:map style:condition="cell-content()=&quot;T&quot;" style:apply-style-name="ConditionalStyle_5f_2" style:base-cell-address="所属グループ.A2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所属グループ(横)'.A2"/>
      <style:map style:condition="cell-content()=&quot;T&quot;" style:apply-style-name="ConditionalStyle_5f_2" style:base-cell-address="'所属グループ(横)'.A2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グループ履歴.A2"/>
      <style:map style:condition="cell-content()=&quot;T&quot;" style:apply-style-name="ConditionalStyle_5f_2" style:base-cell-address="所属グループ履歴.A2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時間マスタ.A2"/>
      <style:map style:condition="cell-content()=&quot;T&quot;" style:apply-style-name="ConditionalStyle_5f_2" style:base-cell-address="時間マスタ.A2"/>
    </style:style>
    <style:style style:name="T1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游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  <style:style style:name="T5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Myrica M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9"/>
        <table:table-column table:style-name="co2" table:number-columns-repeated="2" table:default-cell-style-name="ce189"/>
        <table:table-column table:style-name="co3" table:default-cell-style-name="ce189"/>
        <table:table-column table:style-name="co1" table:number-columns-repeated="1020" table:default-cell-style-name="ce189"/>
        <table:table-row table:style-name="ro1">
          <table:table-cell/>
          <table:table-cell table:style-name="ce190" office:value-type="string" calcext:value-type="string">
            <text:p>論理テーブル名</text:p>
          </table:table-cell>
          <table:table-cell table:style-name="ce195" office:value-type="string" calcext:value-type="string">
            <text:p>論理テーブル名</text:p>
          </table:table-cell>
          <table:table-cell table:style-name="ce196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マスタ</text:p>
          </table:table-cell>
          <table:table-cell table:style-name="ce194" office:value-type="string" calcext:value-type="string">
            <text:p>ジョブ定義</text:p>
          </table:table-cell>
          <table:table-cell table:style-name="ce194" table:formula="of:=HYPERLINK(&quot;#&quot;&amp;[.C2]&amp;&quot;.A1&quot;; INDIRECT(ADDRESS(2;10;1;;[.C2])))" office:value-type="string" office:string-value="m_jobdef" calcext:value-type="string">
            <text:p>m_jobdef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スケジュール定義</text:p>
          </table:table-cell>
          <table:table-cell table:style-name="ce194" table:formula="of:=HYPERLINK(&quot;#&quot;&amp;[.C3]&amp;&quot;.A1&quot;; INDIRECT(ADDRESS(2;10;1;;[.C3])))" office:value-type="string" office:string-value="m_schedef" calcext:value-type="string">
            <text:p>m_schedef</text:p>
          </table:table-cell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office:value-type="string" calcext:value-type="string">
            <text:p>時間マスタ</text:p>
          </table:table-cell>
          <table:table-cell table:style-name="ce194" table:formula="of:=HYPERLINK(&quot;#&quot;&amp;[.C4]&amp;&quot;.A1&quot;; INDIRECT(ADDRESS(2;10;1;;[.C4])))" office:value-type="string" office:string-value="m_time" calcext:value-type="string">
            <text:p>m_time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ジョブ</text:p>
          </table:table-cell>
          <table:table-cell table:style-name="ce194" office:value-type="string" calcext:value-type="string">
            <text:p>ジョブ</text:p>
          </table:table-cell>
          <table:table-cell table:style-name="ce194" table:formula="of:=HYPERLINK(&quot;#&quot;&amp;[.C5]&amp;&quot;.A1&quot;; INDIRECT(ADDRESS(2;10;1;;[.C5])))" office:value-type="string" office:string-value="t_job" calcext:value-type="string">
            <text:p>t_job</text:p>
          </table:table-cell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office:value-type="string" calcext:value-type="string">
            <text:p>ジョブ記録</text:p>
          </table:table-cell>
          <table:table-cell table:style-name="ce194" table:formula="of:=HYPERLINK(&quot;#&quot;&amp;[.C6]&amp;&quot;.A1&quot;; INDIRECT(ADDRESS(2;10;1;;[.C6])))" office:value-type="string" office:string-value="t_job_record" calcext:value-type="string">
            <text:p>t_job_record</text:p>
          </table:table-cell>
          <table:table-cell table:number-columns-repeated="1020"/>
        </table:table-row>
        <table:table-row table:style-name="ro1">
          <table:table-cell/>
          <table:table-cell table:style-name="ce194" office:value-type="string" calcext:value-type="string">
            <text:p>連携</text:p>
          </table:table-cell>
          <table:table-cell table:style-name="ce194" office:value-type="string" calcext:value-type="string">
            <text:p>連携コンテンツ</text:p>
          </table:table-cell>
          <table:table-cell table:style-name="ce194" table:formula="of:=HYPERLINK(&quot;#&quot;&amp;[.C7]&amp;&quot;.A1&quot;; INDIRECT(ADDRESS(2;10;1;;[.C7])))" office:value-type="string" office:string-value="t_export" calcext:value-type="string">
            <text:p>t_export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コンテンツ</text:p>
          </table:table-cell>
          <table:table-cell table:style-name="ce194" office:value-type="string" calcext:value-type="string">
            <text:p>ユーザ</text:p>
          </table:table-cell>
          <table:table-cell table:style-name="ce194" table:formula="of:=HYPERLINK(&quot;#&quot;&amp;[.C8]&amp;&quot;.A1&quot;; INDIRECT(ADDRESS(2;10;1;;[.C8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認証媒体</text:p>
          </table:table-cell>
          <table:table-cell table:style-name="ce194" table:formula="of:=HYPERLINK(&quot;#&quot;&amp;[.C9]&amp;&quot;.A1&quot;; INDIRECT(ADDRESS(2;10;1;;[.C9])))" office:value-type="string" office:string-value="t_medium" calcext:value-type="string">
            <text:p>t_medium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所属組織</text:p>
          </table:table-cell>
          <table:table-cell table:style-name="ce194" table:formula="of:=HYPERLINK(&quot;#&quot;&amp;[.C10]&amp;&quot;.A1&quot;; INDIRECT(ADDRESS(2;10;1;;[.C10])))" office:value-type="string" office:string-value="t_belong_org" calcext:value-type="string">
            <text:p>t_belong_org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組織#1</text:p>
          </table:table-cell>
          <table:table-cell table:style-name="ce194" table:formula="of:=HYPERLINK(&quot;#&quot;&amp;[.C11]&amp;&quot;.A1&quot;; INDIRECT(ADDRESS(2;10;1;;[.C11])))" office:value-type="string" office:string-value="t_org1" calcext:value-type="string">
            <text:p>t_org1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組織#2</text:p>
          </table:table-cell>
          <table:table-cell table:style-name="ce194" table:formula="of:=HYPERLINK(&quot;#&quot;&amp;[.C12]&amp;&quot;.A1&quot;; INDIRECT(ADDRESS(2;10;1;;[.C12])))" office:value-type="string" office:string-value="t_org2" calcext:value-type="string">
            <text:p>t_org2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グループ</text:p>
          </table:table-cell>
          <table:table-cell table:style-name="ce194" table:formula="of:=HYPERLINK(&quot;#&quot;&amp;[.C13]&amp;&quot;.A1&quot;; INDIRECT(ADDRESS(2;10;1;;[.C13])))" office:value-type="string" office:string-value="t_group" calcext:value-type="string">
            <text:p>t_group</text:p>
          </table:table-cell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office:value-type="string" calcext:value-type="string">
            <text:p>所属グループ</text:p>
          </table:table-cell>
          <table:table-cell table:style-name="ce194" table:formula="of:=HYPERLINK(&quot;#&quot;&amp;[.C14]&amp;&quot;.A1&quot;; INDIRECT(ADDRESS(2;10;1;;[.C14])))" office:value-type="string" office:string-value="t_belong_group" calcext:value-type="string">
            <text:p>t_belong_group</text:p>
          </table:table-cell>
          <table:table-cell table:number-columns-repeated="1020"/>
        </table:table-row>
        <table:table-row table:style-name="ro1">
          <table:table-cell/>
          <table:table-cell table:style-name="ce192" office:value-type="string" calcext:value-type="string">
            <text:p>変形コンテンツ</text:p>
          </table:table-cell>
          <table:table-cell table:style-name="ce194" office:value-type="string" calcext:value-type="string">
            <text:p>認証媒体順位</text:p>
          </table:table-cell>
          <table:table-cell table:style-name="ce194" table:formula="of:=HYPERLINK(&quot;#&quot;&amp;[.C15]&amp;&quot;.A1&quot;; INDIRECT(ADDRESS(2;10;1;;[.C15])))" office:value-type="string" office:string-value="t_medium_order" calcext:value-type="string">
            <text:p>t_medium_order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所属組織順位</text:p>
          </table:table-cell>
          <table:table-cell table:style-name="ce194" table:formula="of:=HYPERLINK(&quot;#&quot;&amp;[.C16]&amp;&quot;.A1&quot;; INDIRECT(ADDRESS(2;10;1;;[.C16])))" office:value-type="string" office:string-value="t_belong_org_order" calcext:value-type="string">
            <text:p>t_belong_org_order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入れ子組織#1</text:p>
          </table:table-cell>
          <table:table-cell table:style-name="ce194" table:formula="of:=HYPERLINK(&quot;#&quot;&amp;[.C17]&amp;&quot;.A1&quot;; INDIRECT(ADDRESS(2;10;1;;[.C17])))" office:value-type="string" office:string-value="t_org1_nest" calcext:value-type="string">
            <text:p>t_org1_nest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閉包組織#1</text:p>
          </table:table-cell>
          <table:table-cell table:style-name="ce194" table:formula="of:=HYPERLINK(&quot;#&quot;&amp;[.C18]&amp;&quot;.A1&quot;; INDIRECT(ADDRESS(2;10;1;;[.C18])))" office:value-type="string" office:string-value="t_org1_enclose" calcext:value-type="string">
            <text:p>t_org1_enclose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組織#1-親組織(横)</text:p>
          </table:table-cell>
          <table:table-cell table:style-name="ce194" table:formula="of:=HYPERLINK(&quot;#&quot;&amp;[.C19]&amp;&quot;.A1&quot;; INDIRECT(ADDRESS(2;10;1;;[.C19])))" office:value-type="string" office:string-value="t_org1_parent_pvt" calcext:value-type="string">
            <text:p>t_org1_parent_pvt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入れ子組織#2</text:p>
          </table:table-cell>
          <table:table-cell table:style-name="ce194" table:formula="of:=HYPERLINK(&quot;#&quot;&amp;[.C20]&amp;&quot;.A1&quot;; INDIRECT(ADDRESS(2;10;1;;[.C20])))" office:value-type="string" office:string-value="t_org2_nest" calcext:value-type="string">
            <text:p>t_org2_nest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閉包組織#2</text:p>
          </table:table-cell>
          <table:table-cell table:style-name="ce194" table:formula="of:=HYPERLINK(&quot;#&quot;&amp;[.C21]&amp;&quot;.A1&quot;; INDIRECT(ADDRESS(2;10;1;;[.C21])))" office:value-type="string" office:string-value="t_org2_enclose" calcext:value-type="string">
            <text:p>t_org2_enclose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組織#2-親組織(横)</text:p>
          </table:table-cell>
          <table:table-cell table:style-name="ce194" table:formula="of:=HYPERLINK(&quot;#&quot;&amp;[.C22]&amp;&quot;.A1&quot;; INDIRECT(ADDRESS(2;10;1;;[.C22])))" office:value-type="string" office:string-value="t_org2_parent_pvt" calcext:value-type="string">
            <text:p>t_org2_parent_pvt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所属グループ(横)</text:p>
          </table:table-cell>
          <table:table-cell table:style-name="ce194" table:formula="of:=HYPERLINK(&quot;#&quot;&amp;[.C23]&amp;&quot;.A1&quot;; INDIRECT(ADDRESS(2;10;1;;[.C23])))" office:value-type="string" office:string-value="t_belong_group_pvt" calcext:value-type="string">
            <text:p>t_belong_group_pvt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ワーク</text:p>
          </table:table-cell>
          <table:table-cell table:style-name="ce194" office:value-type="string" calcext:value-type="string">
            <text:p>連携コンテンツワーク</text:p>
          </table:table-cell>
          <table:table-cell table:style-name="ce194" table:formula="of:=HYPERLINK(&quot;#&quot;&amp;[.C24]&amp;&quot;.A1&quot;; INDIRECT(ADDRESS(2;10;1;;[.C24])))" office:value-type="string" office:string-value="w_export" calcext:value-type="string">
            <text:p>w_export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取込コンテンツワーク</text:p>
          </table:table-cell>
          <table:table-cell table:style-name="ce194" table:formula="of:=HYPERLINK(&quot;#&quot;&amp;[.C25]&amp;&quot;.A1&quot;; INDIRECT(ADDRESS(2;10;1;;[.C25])))" office:value-type="string" office:string-value="w_import" calcext:value-type="string">
            <text:p>w_import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入れ子組織ワーク</text:p>
          </table:table-cell>
          <table:table-cell table:style-name="ce194" table:formula="of:=HYPERLINK(&quot;#&quot;&amp;[.C26]&amp;&quot;.A1&quot;; INDIRECT(ADDRESS(2;10;1;;[.C26])))" office:value-type="string" office:string-value="w_org_nest" calcext:value-type="string">
            <text:p>w_org_nest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入れ子構築-残データ</text:p>
          </table:table-cell>
          <table:table-cell table:style-name="ce194" table:formula="of:=HYPERLINK(&quot;#&quot;&amp;[.C27]&amp;&quot;.A1&quot;; INDIRECT(ADDRESS(2;10;1;;[.C27])))" office:value-type="string" office:string-value="w_buildnest_remaining" calcext:value-type="string">
            <text:p>w_buildnest_remaining</text:p>
          </table:table-cell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office:value-type="string" calcext:value-type="string">
            <text:p>入れ子構築-スタック</text:p>
          </table:table-cell>
          <table:table-cell table:style-name="ce194" table:formula="of:=HYPERLINK(&quot;#&quot;&amp;[.C28]&amp;&quot;.A1&quot;; INDIRECT(ADDRESS(2;10;1;;[.C28])))" office:value-type="string" office:string-value="w_buildnest_stack" calcext:value-type="string">
            <text:p>w_buildnest_stack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履歴</text:p>
          </table:table-cell>
          <table:table-cell table:style-name="ce194" office:value-type="string" calcext:value-type="string">
            <text:p>ユーザ履歴</text:p>
          </table:table-cell>
          <table:table-cell table:style-name="ce194" table:formula="of:=HYPERLINK(&quot;#&quot;&amp;[.C29]&amp;&quot;.A1&quot;; INDIRECT(ADDRESS(2;10;1;;[.C29])))" office:value-type="string" office:string-value="h_user" calcext:value-type="string">
            <text:p>h_user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所属組織履歴</text:p>
          </table:table-cell>
          <table:table-cell table:style-name="ce194" table:formula="of:=HYPERLINK(&quot;#&quot;&amp;[.C30]&amp;&quot;.A1&quot;; INDIRECT(ADDRESS(2;10;1;;[.C30])))" office:value-type="string" office:string-value="h_belong_org" calcext:value-type="string">
            <text:p>h_belong_org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認証媒体履歴</text:p>
          </table:table-cell>
          <table:table-cell table:style-name="ce194" table:formula="of:=HYPERLINK(&quot;#&quot;&amp;[.C31]&amp;&quot;.A1&quot;; INDIRECT(ADDRESS(2;10;1;;[.C31])))" office:value-type="string" office:string-value="h_medium" calcext:value-type="string">
            <text:p>h_medium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組織#1履歴</text:p>
          </table:table-cell>
          <table:table-cell table:style-name="ce194" table:formula="of:=HYPERLINK(&quot;#&quot;&amp;[.C32]&amp;&quot;.A1&quot;; INDIRECT(ADDRESS(2;10;1;;[.C32])))" office:value-type="string" office:string-value="h_org1" calcext:value-type="string">
            <text:p>h_org1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組織#2履歴</text:p>
          </table:table-cell>
          <table:table-cell table:style-name="ce194" table:formula="of:=HYPERLINK(&quot;#&quot;&amp;[.C33]&amp;&quot;.A1&quot;; INDIRECT(ADDRESS(2;10;1;;[.C33])))" office:value-type="string" office:string-value="h_org2" calcext:value-type="string">
            <text:p>h_org2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グループ履歴</text:p>
          </table:table-cell>
          <table:table-cell table:style-name="ce194" table:formula="of:=HYPERLINK(&quot;#&quot;&amp;[.C34]&amp;&quot;.A1&quot;; INDIRECT(ADDRESS(2;10;1;;[.C34])))" office:value-type="string" office:string-value="h_group" calcext:value-type="string">
            <text:p>h_group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所属グループ履歴</text:p>
          </table:table-cell>
          <table:table-cell table:style-name="ce194" table:formula="of:=HYPERLINK(&quot;#&quot;&amp;[.C35]&amp;&quot;.A1&quot;; INDIRECT(ADDRESS(2;10;1;;[.C35])))" office:value-type="string" office:string-value="h_belong_group" calcext:value-type="string">
            <text:p>h_belong_group</text:p>
          </table:table-cell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office:value-type="string" calcext:value-type="string">
            <text:p>連携コンテンツ履歴</text:p>
          </table:table-cell>
          <table:table-cell table:style-name="ce194" table:formula="of:=HYPERLINK(&quot;#&quot;&amp;[.C36]&amp;&quot;.A1&quot;; INDIRECT(ADDRESS(2;10;1;;[.C36])))" office:value-type="string" office:string-value="h_export" calcext:value-type="string">
            <text:p>h_export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4" table:number-columns-repeated="1024" table:default-cell-style-name="ce9"/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ライフサイク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有効期間を元にした有効/無効の２値を表現できる。 将来はもっと状態が増えるかもしれない。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データ型</text:p>
          </table:table-cell>
          <table:table-cell table:style-name="ce13" table:number-columns-repeated="4"/>
          <table:table-cell table:style-name="ce15"/>
          <table:table-cell table:style-name="ce11" office:value-type="string" calcext:value-type="string">
            <text:p>備考</text:p>
          </table:table-cell>
          <table:table-cell table:style-name="ce13" table:number-columns-repeated="15"/>
          <table:table-cell table:style-name="ce15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状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enable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OOLE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:有効、false:無効。有効開始/終了/禁止から算出。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開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from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終了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o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禁止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an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の場合、有効開始/有効終了の値に関わらず常に無効となる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テキスト表現ライフサイク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ライフサイクルをテキスト表現にしたもの。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office:value-type="string" calcext:value-type="string">
            <text:p>定義は以下の通り</text:p>
          </table:table-cell>
          <table:table-cell table:number-columns-repeated="1022"/>
          <table:table-cell table:style-name="ce21"/>
        </table:table-row>
        <table:table-row table:style-name="ro3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定義</text:p>
          </table:table-cell>
          <table:table-cell table:style-name="ce13" table:number-columns-repeated="23"/>
          <table:table-cell table:style-name="ce15"/>
          <table:table-cell table:number-columns-repeated="984"/>
          <table:table-cell table:style-name="ce21"/>
        </table:table-row>
        <table:table-row table:style-name="ro3">
          <table:table-cell table:style-name="ce12" office:value-type="string" calcext:value-type="string">
            <text:p>有効状態(文字形式)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xt_enable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GENERATED ALWAYS AS (CASE WHEN `enabled` THEN 'true' ELSE 'false' END) VIRTUAL</text:p>
          </table:table-cell>
          <table:table-cell table:style-name="ce14" table:number-columns-repeated="5"/>
          <table:table-cell table:style-name="ce18" table:number-columns-repeated="18"/>
          <table:table-cell table:style-name="ce20"/>
          <table:table-cell table:number-columns-repeated="984"/>
          <table:table-cell table:style-name="ce21"/>
        </table:table-row>
        <table:table-row table:style-name="ro3">
          <table:table-cell table:style-name="ce12" office:value-type="string" calcext:value-type="string">
            <text:p>有効開始(文字形式)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xt_from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GENERATED ALWAYS AS (DATE_FORMAT(`from_ts`, '%Y-%m-%dT%H:%i:%s')) VIRTUAL</text:p>
          </table:table-cell>
          <table:table-cell table:style-name="ce14" table:number-columns-repeated="5"/>
          <table:table-cell table:style-name="ce18" table:number-columns-repeated="18"/>
          <table:table-cell table:style-name="ce20"/>
          <table:table-cell table:number-columns-repeated="984"/>
          <table:table-cell table:style-name="ce21"/>
        </table:table-row>
        <table:table-row table:style-name="ro3">
          <table:table-cell table:style-name="ce12" office:value-type="string" calcext:value-type="string">
            <text:p>有効終了(文字形式)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xt_to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GENERATED ALWAYS AS (DATE_FORMAT(`to_ts`, '%Y-%m-%dT%H:%i:%s')) VIRTUAL</text:p>
          </table:table-cell>
          <table:table-cell table:style-name="ce14" table:number-columns-repeated="5"/>
          <table:table-cell table:style-name="ce18" table:number-columns-repeated="18"/>
          <table:table-cell table:style-name="ce20"/>
          <table:table-cell table:number-columns-repeated="984"/>
          <table:table-cell table:style-name="ce21"/>
        </table:table-row>
        <table:table-row table:style-name="ro3">
          <table:table-cell table:style-name="ce12" office:value-type="string" calcext:value-type="string">
            <text:p>有効禁止(文字形式)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xt_ban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GENERATED ALWAYS AS (CASE WHEN `ban` THEN 'true' ELSE 'false' END) VIRTUAL</text:p>
          </table:table-cell>
          <table:table-cell table:style-name="ce14" table:number-columns-repeated="5"/>
          <table:table-cell table:style-name="ce18" table:number-columns-repeated="18"/>
          <table:table-cell table:style-name="ce20"/>
          <table:table-cell table:number-columns-repeated="984"/>
          <table:table-cell table:style-name="ce21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ラベ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「ラベル」はコンテンツをラベリングするもの。データ更新制御に使用するつもり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デフォルトでは同一ラベルのデータしか更新できない。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履歴テーブ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追加/更新/削除の履歴を記録するもの。トリガーにより、CREATE/UPDATE後の値、DELETE前のプライマリキーが登録される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テーブル名はprefixが`h`になる以外は元テーブルと同一。（例： t_user の履歴は h_user ）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office:value-type="string" calcext:value-type="string">
            <text:p>構造は元テーブルの実カラムを維持しつつ、以下3項目が増える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元テーブルの非NULL制約はプライマリキーを除いて全て解除となる。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データ型</text:p>
          </table:table-cell>
          <table:table-cell table:style-name="ce13" table:number-columns-repeated="4"/>
          <table:table-cell table:style-name="ce15"/>
          <table:table-cell table:style-name="ce11" office:value-type="string" calcext:value-type="string">
            <text:p>備考</text:p>
          </table:table-cell>
          <table:table-cell table:style-name="ce13" table:number-columns-repeated="15"/>
          <table:table-cell table:style-name="ce15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バックアップ時刻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k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実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UUI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uui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HAR(36)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UUIDv4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CUD区分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u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HAR(1)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C:Insert、U:Update、D:Delete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row table:style-name="ro4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ハッシュ値とは</text:p>
          </table:table-cell>
          <table:table-cell table:number-columns-repeated="55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<text:span text:style-name="T1">備考、フッタを除くすべての値のハッシュ値である</text:span>。</text:p>
          </table:table-cell>
          <table:table-cell table:number-columns-repeated="15"/>
          <table:table-cell table:style-name="ce255"/>
          <table:table-cell table:number-columns-repeated="38"/>
        </table:table-row>
        <table:table-row table:style-name="ro4">
          <table:table-cell table:number-columns-repeated="2"/>
          <table:table-cell office:value-type="string" calcext:value-type="string">
            <text:p>変更有無判断にのみ使用される。</text:p>
          </table:table-cell>
          <table:table-cell table:number-columns-repeated="54"/>
        </table:table-row>
        <table:table-row table:style-name="ro4">
          <table:table-cell table:number-columns-repeated="2"/>
          <table:table-cell office:value-type="string" calcext:value-type="string">
            <text:p>ハッシュ値が同じということは変更が無い。逆にハッシュ値が異なる場合は変更がある。</text:p>
          </table:table-cell>
          <table:table-cell table:number-columns-repeated="5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/>
          <table:table-cell office:value-type="string" calcext:value-type="string">
            <text:p>ハッシュ値の算出</text:p>
          </table:table-cell>
          <table:table-cell table:number-columns-repeated="55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算出元となる値全てを１つのJSON表現に集約し、そのハッシュ値を算出する。ハッシュ算出ロジックはSHA512。</text:p>
          </table:table-cell>
          <table:table-cell table:number-columns-repeated="54"/>
        </table:table-row>
        <table:table-row table:style-name="ro4">
          <table:table-cell table:number-columns-repeated="2"/>
          <table:table-cell office:value-type="string" calcext:value-type="string">
            <text:p>JSON配列は書式整形しない。つまりデータと構造以外の文字を含まない。</text:p>
          </table:table-cell>
          <table:table-cell table:number-columns-repeated="5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JSONへの変換方法</text:p>
          </table:table-cell>
          <table:table-cell table:number-columns-repeated="54"/>
        </table:table-row>
        <table:table-row table:style-name="ro4">
          <table:table-cell table:number-columns-repeated="2"/>
          <table:table-cell table:style-name="ce195" office:value-type="string" calcext:value-type="string">
            <text:p>元の型</text:p>
          </table:table-cell>
          <table:table-cell table:style-name="ce200" table:number-columns-repeated="5"/>
          <table:table-cell table:style-name="ce195" office:value-type="string" calcext:value-type="string">
            <text:p>JSONへの変換方法</text:p>
          </table:table-cell>
          <table:table-cell table:style-name="ce200" table:number-columns-repeated="13"/>
          <table:table-cell table:style-name="ce256"/>
          <table:table-cell table:number-columns-repeated="34"/>
        </table:table-row>
        <table:table-row table:style-name="ro4">
          <table:table-cell table:number-columns-repeated="2"/>
          <table:table-cell table:style-name="ce197" office:value-type="string" calcext:value-type="string">
            <text:p>String</text:p>
          </table:table-cell>
          <table:table-cell table:style-name="ce201" table:number-columns-repeated="5"/>
          <table:table-cell table:style-name="ce197" office:value-type="string" calcext:value-type="string">
            <text:p>そのまま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4">
          <table:table-cell table:number-columns-repeated="2"/>
          <table:table-cell table:style-name="ce197" office:value-type="string" calcext:value-type="string">
            <text:p>DateTime</text:p>
          </table:table-cell>
          <table:table-cell table:style-name="ce201" table:number-columns-repeated="5"/>
          <table:table-cell table:style-name="ce197" office:value-type="string" calcext:value-type="string">
            <text:p>ISO8601形式。すなわちYYYY-MM-DDThh:mm:ss。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4">
          <table:table-cell table:number-columns-repeated="2"/>
          <table:table-cell table:style-name="ce197" office:value-type="string" calcext:value-type="string">
            <text:p>Boolean</text:p>
          </table:table-cell>
          <table:table-cell table:style-name="ce201" table:number-columns-repeated="5"/>
          <table:table-cell table:style-name="ce197" office:value-type="string" calcext:value-type="string">
            <text:p>true もしくは false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4">
          <table:table-cell table:number-columns-repeated="2"/>
          <table:table-cell table:style-name="ce197" office:value-type="string" calcext:value-type="string">
            <text:p>null</text:p>
          </table:table-cell>
          <table:table-cell table:style-name="ce201" table:number-columns-repeated="5"/>
          <table:table-cell table:style-name="ce197" office:value-type="string" calcext:value-type="string">
            <text:p>null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コンテンツ種類毎の具体的なハッシュ値算出仕様</text:p>
          </table:table-cell>
          <table:table-cell table:number-columns-repeated="54"/>
        </table:table-row>
        <table:table-row table:style-name="ro4">
          <table:table-cell table:number-columns-repeated="2"/>
          <table:table-cell table:style-name="ce198" office:value-type="string" calcext:value-type="string">
            <text:p>コンテンツ種類</text:p>
          </table:table-cell>
          <table:table-cell table:style-name="ce202" table:number-columns-repeated="6"/>
          <table:table-cell table:style-name="ce218"/>
          <table:table-cell table:style-name="ce195" office:value-type="string" calcext:value-type="string">
            <text:p>ハッシュ元値 および その順番</text:p>
          </table:table-cell>
          <table:table-cell table:style-name="ce200" table:number-columns-repeated="39"/>
          <table:table-cell table:style-name="ce256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ユーザ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名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style-name="ce220"/>
          <table:table-cell table:style-name="ce201" table:number-columns-repeated="3"/>
          <table:table-cell table:style-name="ce257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組織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組織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親組織ID</text:p>
          </table:table-cell>
          <table:table-cell table:style-name="ce201" table:number-columns-repeated="4"/>
          <table:table-cell table:style-name="ce220" office:value-type="string" calcext:value-type="string">
            <text:p>組織名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所属組織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2">所属組織</text:span>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組織ID（※３）</text:p>
          </table:table-cell>
          <table:table-cell table:style-name="ce201" table:number-columns-repeated="4"/>
          <table:table-cell table:style-name="ce220" office:value-type="string" calcext:value-type="string">
            <text:p>優先度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認証媒体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認証媒体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優先度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グループ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グループ名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所属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2">所属グループ</text:span>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グループID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連携コンテンツ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コンテンツID</text:p>
          </table:table-cell>
          <table:table-cell table:style-name="ce201" table:number-columns-repeated="4"/>
          <table:table-cell table:style-name="ce220" office:value-type="string" calcext:value-type="string">
            <text:p>コンテンツ値（※４）</text:p>
          </table:table-cell>
          <table:table-cell table:style-name="ce201" table:number-columns-repeated="5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4"/>"enabled": tru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from": "2000-01-01T00:00:00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to": "2999-12-31T23:59:59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ban": fals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4"/>"att01": "att01の値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att02": "att02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att03": "att03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5"/>...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att10": "att10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※３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4"/>"org1Id": "org1のID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org2Id": "org2のID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 table:number-rows-repeated="1048500">
          <table:table-cell table:number-columns-repeated="57"/>
        </table:table-row>
        <table:table-row table:style-name="ro4">
          <table:table-cell table:number-columns-repeated="57"/>
        </table:table-row>
      </table:table>
      <table:table table:name="ジョブ定義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59" table:formula="of:=UPPER(LEFT([.J2]; 1))" office:value-type="string" office:string-value="M" calcext:value-type="string">
            <text:p>M</text:p>
          </table:table-cell>
          <table:table-cell table:style-name="ce265" office:value-type="string" calcext:value-type="string">
            <text:p>ジョブ定義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m_jobdef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;&quot;W&quot;; 7; &quot;&quot;)" office:value-type="float" office:value="4" calcext:value-type="float">
            <text:p>4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ジョブ定義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基準時刻はアプリ内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基準時刻はアプリ内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TRUEの場合、有効開始/有効終了の値に関わらず常に無効となる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種類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job_kin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コンテンツタイプ</text:p>
          </table:table-cell>
          <table:table-cell table:style-name="ce265" table:number-columns-repeated="6"/>
          <table:table-cell table:style-name="ce275"/>
          <table:table-cell table:style-name="ce282" office:value-type="string" calcext:value-type="string">
            <text:p>content_typ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定義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タイムアウト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imeou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Duration(Java)の文字列表現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プラグイン呼出定義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lugindef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フィルタリング条件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ilter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変換定義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ransdef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オプション設定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option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264"/>
          <table:table-cell table:number-columns-repeated="63"/>
        </table:table-row>
        <table:table-row table:style-name="ro4">
          <table:table-cell/>
          <table:table-cell office:value-type="string" calcext:value-type="string">
            <text:p>ジョブ種類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195" office:value-type="string" calcext:value-type="string">
            <text:p>値</text:p>
          </table:table-cell>
          <table:table-cell table:style-name="ce200" table:number-columns-repeated="5"/>
          <table:table-cell table:style-name="ce256"/>
          <table:table-cell table:style-name="ce195" office:value-type="string" calcext:value-type="string">
            <text:p>備考</text:p>
          </table:table-cell>
          <table:table-cell table:style-name="ce286" table:number-columns-repeated="11"/>
          <table:table-cell table:style-name="ce200"/>
          <table:table-cell table:style-name="ce286"/>
          <table:table-cell table:style-name="ce291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IMPORT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インポート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EXPORT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エクスポート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5">
          <table:table-cell table:number-columns-repeated="2"/>
          <table:table-cell table:style-name="ce270" office:value-type="string" calcext:value-type="string">
            <text:p>REBUILD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登録コンテンツに対する何らかの処理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5">
          <table:table-cell table:style-name="Default"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office:value-type="string" calcext:value-type="string">
            <text:p>コンテンツタイプ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Jobが取り扱う入出力コンテンツの種類を示す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195" office:value-type="string" calcext:value-type="string">
            <text:p>値</text:p>
          </table:table-cell>
          <table:table-cell table:style-name="ce200" table:number-columns-repeated="5"/>
          <table:table-cell table:style-name="ce256"/>
          <table:table-cell table:style-name="ce195" office:value-type="string" calcext:value-type="string">
            <text:p>備考</text:p>
          </table:table-cell>
          <table:table-cell table:style-name="ce286" table:number-columns-repeated="11"/>
          <table:table-cell table:style-name="ce200"/>
          <table:table-cell table:style-name="ce286"/>
          <table:table-cell table:style-name="ce291"/>
          <table:table-cell table:style-name="ce195" office:value-type="string" calcext:value-type="string">
            <text:p>IMPORT</text:p>
          </table:table-cell>
          <table:table-cell table:style-name="ce200" table:number-columns-repeated="2"/>
          <table:table-cell table:style-name="ce195" office:value-type="string" calcext:value-type="string">
            <text:p>EXPORT</text:p>
          </table:table-cell>
          <table:table-cell table:style-name="ce200"/>
          <table:table-cell table:style-name="ce256"/>
          <table:table-cell table:style-name="ce195" office:value-type="string" calcext:value-type="string">
            <text:p>REBUILD</text:p>
          </table:table-cell>
          <table:table-cell table:style-name="ce200"/>
          <table:table-cell table:style-name="ce256"/>
          <table:table-cell table:number-columns-repeated="31"/>
        </table:table-row>
        <table:table-row table:style-name="ro4">
          <table:table-cell table:number-columns-repeated="2"/>
          <table:table-cell table:style-name="ce270" office:value-type="string" calcext:value-type="string">
            <text:p>USER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ユーザ</text:p>
          </table:table-cell>
          <table:table-cell table:style-name="ce289" table:number-columns-repeated="13"/>
          <table:table-cell table:style-name="ce299"/>
          <table:table-cell table:style-name="ce284"/>
          <table:table-cell table:style-name="ce289" office:value-type="string" calcext:value-type="string">
            <text:p>○</text:p>
          </table:table-cell>
          <table:table-cell table:style-name="ce289"/>
          <table:table-cell table:style-name="ce284"/>
          <table:table-cell table:style-name="ce289"/>
          <table:table-cell table:style-name="ce299"/>
          <table:table-cell table:style-name="ce284"/>
          <table:table-cell table:style-name="ce289"/>
          <table:table-cell table:style-name="ce299"/>
          <table:table-cell table:number-columns-repeated="31"/>
        </table:table-row>
        <table:table-row table:style-name="ro4">
          <table:table-cell table:number-columns-repeated="2"/>
          <table:table-cell table:style-name="ce270" office:value-type="string" calcext:value-type="string">
            <text:p>MEDIUM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認証媒体</text:p>
          </table:table-cell>
          <table:table-cell table:style-name="ce289" table:number-columns-repeated="13"/>
          <table:table-cell table:style-name="ce299"/>
          <table:table-cell table:style-name="ce284"/>
          <table:table-cell table:style-name="ce289" office:value-type="string" calcext:value-type="string">
            <text:p>○</text:p>
          </table:table-cell>
          <table:table-cell table:style-name="ce289"/>
          <table:table-cell table:style-name="ce284"/>
          <table:table-cell table:style-name="ce289"/>
          <table:table-cell table:style-name="ce299"/>
          <table:table-cell table:style-name="ce284"/>
          <table:table-cell table:style-name="ce289"/>
          <table:table-cell table:style-name="ce299"/>
          <table:table-cell table:number-columns-repeated="31"/>
        </table:table-row>
        <table:table-row table:style-name="ro4">
          <table:table-cell table:number-columns-repeated="2"/>
          <table:table-cell table:style-name="ce270" office:value-type="string" calcext:value-type="string">
            <text:p>BELONG_ORG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所属組織</text:p>
          </table:table-cell>
          <table:table-cell table:style-name="ce289" table:number-columns-repeated="13"/>
          <table:table-cell table:style-name="ce299"/>
          <table:table-cell table:style-name="ce284"/>
          <table:table-cell table:style-name="ce289" office:value-type="string" calcext:value-type="string">
            <text:p>○</text:p>
          </table:table-cell>
          <table:table-cell table:style-name="ce289"/>
          <table:table-cell table:style-name="ce284"/>
          <table:table-cell table:style-name="ce289"/>
          <table:table-cell table:style-name="ce299"/>
          <table:table-cell table:style-name="ce284"/>
          <table:table-cell table:style-name="ce289"/>
          <table:table-cell table:style-name="ce299"/>
          <table:table-cell table:number-columns-repeated="31"/>
        </table:table-row>
        <table:table-row table:style-name="ro5">
          <table:table-cell table:number-columns-repeated="2"/>
          <table:table-cell table:style-name="ce271" office:value-type="string" calcext:value-type="string">
            <text:p>ORG1</text:p>
          </table:table-cell>
          <table:table-cell table:style-name="ce273" table:number-columns-repeated="5"/>
          <table:table-cell table:style-name="ce278"/>
          <table:table-cell table:style-name="ce285" office:value-type="string" calcext:value-type="string">
            <text:p>組織#1</text:p>
          </table:table-cell>
          <table:table-cell table:style-name="ce290" table:number-columns-repeated="13"/>
          <table:table-cell table:style-name="ce300"/>
          <table:table-cell table:style-name="ce285"/>
          <table:table-cell table:style-name="ce290" office:value-type="string" calcext:value-type="string">
            <text:p>○</text:p>
          </table:table-cell>
          <table:table-cell table:style-name="ce290"/>
          <table:table-cell table:style-name="ce285"/>
          <table:table-cell table:style-name="ce290"/>
          <table:table-cell table:style-name="ce300"/>
          <table:table-cell table:style-name="ce285"/>
          <table:table-cell table:style-name="ce290"/>
          <table:table-cell table:style-name="ce300"/>
          <table:table-cell table:number-columns-repeated="31"/>
        </table:table-row>
        <table:table-row table:style-name="ro5">
          <table:table-cell table:number-columns-repeated="2"/>
          <table:table-cell table:style-name="ce271" office:value-type="string" calcext:value-type="string">
            <text:p>ORG2</text:p>
          </table:table-cell>
          <table:table-cell table:style-name="ce273" table:number-columns-repeated="5"/>
          <table:table-cell table:style-name="ce278"/>
          <table:table-cell table:style-name="ce285" office:value-type="string" calcext:value-type="string">
            <text:p>組織#2</text:p>
          </table:table-cell>
          <table:table-cell table:style-name="ce290" table:number-columns-repeated="13"/>
          <table:table-cell table:style-name="ce300"/>
          <table:table-cell table:style-name="ce285"/>
          <table:table-cell table:style-name="ce290" office:value-type="string" calcext:value-type="string">
            <text:p>○</text:p>
          </table:table-cell>
          <table:table-cell table:style-name="ce290"/>
          <table:table-cell table:style-name="ce285"/>
          <table:table-cell table:style-name="ce290"/>
          <table:table-cell table:style-name="ce300"/>
          <table:table-cell table:style-name="ce285"/>
          <table:table-cell table:style-name="ce290"/>
          <table:table-cell table:style-name="ce300"/>
          <table:table-cell table:number-columns-repeated="31"/>
        </table:table-row>
        <table:table-row table:style-name="ro4">
          <table:table-cell table:number-columns-repeated="2"/>
          <table:table-cell table:style-name="ce270" office:value-type="string" calcext:value-type="string">
            <text:p><text:span text:style-name="T2">BELONG_</text:span>GROUP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所属グループ</text:p>
          </table:table-cell>
          <table:table-cell table:style-name="ce289" table:number-columns-repeated="13"/>
          <table:table-cell table:style-name="ce299"/>
          <table:table-cell table:style-name="ce284"/>
          <table:table-cell table:style-name="ce289" office:value-type="string" calcext:value-type="string">
            <text:p>○</text:p>
          </table:table-cell>
          <table:table-cell table:style-name="ce289"/>
          <table:table-cell table:style-name="ce284"/>
          <table:table-cell table:style-name="ce289"/>
          <table:table-cell table:style-name="ce299"/>
          <table:table-cell table:style-name="ce284"/>
          <table:table-cell table:style-name="ce289"/>
          <table:table-cell table:style-name="ce299"/>
          <table:table-cell table:number-columns-repeated="31"/>
        </table:table-row>
        <table:table-row table:style-name="ro5">
          <table:table-cell table:style-name="Default" table:number-columns-repeated="2"/>
          <table:table-cell table:style-name="ce270" office:value-type="string" calcext:value-type="string">
            <text:p>GROUP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グループ</text:p>
          </table:table-cell>
          <table:table-cell table:style-name="ce289" table:number-columns-repeated="13"/>
          <table:table-cell table:style-name="ce299"/>
          <table:table-cell table:style-name="ce197"/>
          <table:table-cell table:style-name="ce289" office:value-type="string" calcext:value-type="string">
            <text:p>○</text:p>
          </table:table-cell>
          <table:table-cell table:style-name="ce201"/>
          <table:table-cell table:style-name="ce197"/>
          <table:table-cell table:style-name="ce289"/>
          <table:table-cell table:style-name="ce257"/>
          <table:table-cell table:style-name="ce197"/>
          <table:table-cell table:style-name="ce289"/>
          <table:table-cell table:style-name="ce257"/>
          <table:table-cell table:style-name="Default" table:number-columns-repeated="31"/>
        </table:table-row>
        <table:table-row table:style-name="ro4">
          <table:table-cell table:number-columns-repeated="2"/>
          <table:table-cell table:style-name="ce270" office:value-type="string" calcext:value-type="string">
            <text:p>COMBINED_PER_USER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全有効コンテンツをユーザ単位で結合したもの</text:p>
          </table:table-cell>
          <table:table-cell table:style-name="ce289" table:number-columns-repeated="13"/>
          <table:table-cell table:style-name="ce299"/>
          <table:table-cell table:style-name="ce284"/>
          <table:table-cell table:style-name="ce289" table:number-columns-repeated="2"/>
          <table:table-cell table:style-name="ce284"/>
          <table:table-cell table:style-name="ce289" office:value-type="string" calcext:value-type="string">
            <text:p>○</text:p>
          </table:table-cell>
          <table:table-cell table:style-name="ce299"/>
          <table:table-cell table:style-name="ce284"/>
          <table:table-cell table:style-name="ce289"/>
          <table:table-cell table:style-name="ce299"/>
          <table:table-cell table:number-columns-repeated="31"/>
        </table:table-row>
        <table:table-row table:style-name="ro4">
          <table:table-cell table:number-columns-repeated="2"/>
          <table:table-cell table:style-name="ce270" office:value-type="string" calcext:value-type="string">
            <text:p>COMBINED_PER_MEDIUM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全有効コンテンツを認証媒体単位で結合したもの</text:p>
          </table:table-cell>
          <table:table-cell table:style-name="ce289" table:number-columns-repeated="13"/>
          <table:table-cell table:style-name="ce299"/>
          <table:table-cell table:style-name="ce284"/>
          <table:table-cell table:style-name="ce289" table:number-columns-repeated="2"/>
          <table:table-cell table:style-name="ce284"/>
          <table:table-cell table:style-name="ce289" office:value-type="string" calcext:value-type="string">
            <text:p>○</text:p>
          </table:table-cell>
          <table:table-cell table:style-name="ce299"/>
          <table:table-cell table:style-name="ce284"/>
          <table:table-cell table:style-name="ce289"/>
          <table:table-cell table:style-name="ce299"/>
          <table:table-cell table:number-columns-repeated="31"/>
        </table:table-row>
        <table:table-row table:style-name="ro4">
          <table:table-cell table:number-columns-repeated="2"/>
          <table:table-cell table:style-name="ce270" office:value-type="string" calcext:value-type="string">
            <text:p>VALID_PERIOD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有効期間再判定</text:p>
          </table:table-cell>
          <table:table-cell table:style-name="ce289" table:number-columns-repeated="13"/>
          <table:table-cell table:style-name="ce299"/>
          <table:table-cell table:style-name="ce284"/>
          <table:table-cell table:style-name="ce289" table:number-columns-repeated="2"/>
          <table:table-cell table:style-name="ce284"/>
          <table:table-cell table:style-name="ce289"/>
          <table:table-cell table:style-name="ce299"/>
          <table:table-cell table:style-name="ce197"/>
          <table:table-cell table:style-name="ce289" office:value-type="string" calcext:value-type="string">
            <text:p>○</text:p>
          </table:table-cell>
          <table:table-cell table:style-name="ce257"/>
          <table:table-cell/>
          <table:table-cell table:style-name="ce302"/>
          <table:table-cell table:number-columns-repeated="29"/>
        </table:table-row>
        <table:table-row table:style-name="ro4">
          <table:table-cell table:number-columns-repeated="2"/>
          <table:table-cell table:style-name="ce270" office:value-type="string" calcext:value-type="string">
            <text:p>OLD_CONTENT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過去コンテンツ（※１）を物理削除</text:p>
          </table:table-cell>
          <table:table-cell table:style-name="ce289" table:number-columns-repeated="13"/>
          <table:table-cell table:style-name="ce299"/>
          <table:table-cell table:style-name="ce284"/>
          <table:table-cell table:style-name="ce289" table:number-columns-repeated="2"/>
          <table:table-cell table:style-name="ce284"/>
          <table:table-cell table:style-name="ce289"/>
          <table:table-cell table:style-name="ce299"/>
          <table:table-cell table:style-name="ce197"/>
          <table:table-cell table:style-name="ce289" office:value-type="string" calcext:value-type="string">
            <text:p>○</text:p>
          </table:table-cell>
          <table:table-cell table:style-name="ce257"/>
          <table:table-cell/>
          <table:table-cell table:style-name="ce302"/>
          <table:table-cell table:number-columns-repeated="29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※１ 無効かつ有効終了が過去（default: 30日以上)のレコード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プラグイン定義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ジョブ処理中に使用するプラグインの呼出定義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プラグイン名と実行時引数を設定できる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ジョブ種類によっては処理が存在しないが、その場合もJSON構造は維持する必要がある。</text:p>
          </table:table-cell>
          <table:table-cell table:number-columns-repeated="61"/>
        </table:table-row>
        <table:table-row table:style-name="ro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&lt;例&gt;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4"/>"name": "The plug-in name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3"/>,"arguments": ["arg1", "arg2"]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変換定義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ジョブ処理中の変換処理で使用される変換定義。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ジョブ種類によっては処理が存在せず、その場合は空JSON Object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&lt;例&gt;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4"/>"out-element-name": "transform-settig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3"/>, …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オプション設定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ジョブ処理中にのみ使用されるプロパティ値を定義する。 Agentで操作するプラグインも値を利用可能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使用されるプロパティ値とその意味合いは実装依存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&lt;例&gt;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4"/>"prop-name": "prop-value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3"/>, …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フィルタリング条件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インポートおよびエクスポートにおけるコンテンツ絞り込み条件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&lt;例&gt;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4"/>"operation": "AND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3"/>,"children: [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8"/>{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12"/>"field": “item-name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11"/>,"operation": "EQUAL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11"/>,"value": “xxx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8"/>}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4"/>]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47"/>
        </table:table-row>
        <table:table-row table:style-name="ro4">
          <table:table-cell table:number-columns-repeated="2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47"/>
        </table:table-row>
        <table:table-row table:style-name="ro4" table:number-rows-repeated="104846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column table:style-name="co1" table:number-columns-repeated="3" table:default-cell-style-name="Default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4"/>
        </table:table-row>
        <table:table-row table:style-name="ro5">
          <table:table-cell table:style-name="ce109" table:formula="of:=UPPER(LEFT([.J2]; 1))" office:value-type="string" office:string-value="M" calcext:value-type="string">
            <text:p>M</text:p>
          </table:table-cell>
          <table:table-cell table:style-name="ce265" office:value-type="string" calcext:value-type="string">
            <text:p>スケジュール定義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m_schedef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4"/>
        </table:table-row>
        <table:table-row table:style-name="ro4">
          <table:table-cell table:number-columns-repeated="67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4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スケジュール定義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4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定義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jobdef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4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基準時刻はアプリ内時刻(UTC)</text:p>
          </table:table-cell>
          <table:table-cell table:style-name="ce265" table:number-columns-repeated="16"/>
          <table:table-cell table:style-name="ce275"/>
          <table:table-cell table:number-columns-repeated="14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基準時刻はアプリ内時刻(UTC)</text:p>
          </table:table-cell>
          <table:table-cell table:style-name="ce265" table:number-columns-repeated="16"/>
          <table:table-cell table:style-name="ce275"/>
          <table:table-cell table:number-columns-repeated="14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TRUEの場合、有効開始/有効終了の値に関わらず常に無効となる</text:p>
          </table:table-cell>
          <table:table-cell table:style-name="ce265" table:number-columns-repeated="16"/>
          <table:table-cell table:style-name="ce275"/>
          <table:table-cell table:number-columns-repeated="14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優先度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riority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同一ジョブ定義内優先度。値大=優先。同率はid昇順。</text:p>
          </table:table-cell>
          <table:table-cell table:style-name="ce265" table:number-columns-repeated="16"/>
          <table:table-cell table:style-name="ce275"/>
          <table:table-cell table:number-columns-repeated="14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スケジュール定義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4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スケジュール定義値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val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4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アサイン可能Agent</text:p>
          </table:table-cell>
          <table:table-cell table:style-name="ce265" table:number-columns-repeated="6"/>
          <table:table-cell table:style-name="ce275"/>
          <table:table-cell table:style-name="ce318" office:value-type="string" calcext:value-type="string">
            <text:p>assignables</text:p>
          </table:table-cell>
          <table:table-cell table:style-name="ce322" table:number-columns-repeated="5"/>
          <table:table-cell table:style-name="ce287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4"/>
        </table:table-row>
        <table:table-row table:style-name="ro4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4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4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4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4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4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4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4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4"/>
        </table:table-row>
        <table:table-row table:style-name="ro4">
          <table:table-cell table:number-columns-repeated="67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4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4"/>
        </table:table-row>
        <table:table-row table:style-name="ro4">
          <table:table-cell table:number-columns-repeated="67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6"/>
        </table:table-row>
        <table:table-row table:style-name="ro4">
          <table:table-cell table:style-name="ce264"/>
          <table:table-cell table:number-columns-repeated="66"/>
        </table:table-row>
        <table:table-row table:style-name="ro5">
          <table:table-cell/>
          <table:table-cell office:value-type="string" calcext:value-type="string">
            <text:p>定義を元にスケジューリングするのはAgent責務（実施可否、リスケ間隔、スケジューリング期間、など）</text:p>
          </table:table-cell>
          <table:table-cell table:number-columns-repeated="65"/>
        </table:table-row>
        <table:table-row table:style-name="ro4">
          <table:table-cell table:number-columns-repeated="67"/>
        </table:table-row>
        <table:table-row table:style-name="ro4">
          <table:table-cell/>
          <table:table-cell table:style-name="ce308" office:value-type="string" calcext:value-type="string">
            <text:p>スケジュール定義値</text:p>
          </table:table-cell>
          <table:table-cell table:number-columns-repeated="65"/>
        </table:table-row>
        <table:table-row table:style-name="ro4">
          <table:table-cell table:number-columns-repeated="67"/>
        </table:table-row>
        <table:table-row table:style-name="ro5">
          <table:table-cell table:number-columns-repeated="2"/>
          <table:table-cell office:value-type="string" calcext:value-type="string">
            <text:p>&lt;共通形式&gt;</text:p>
          </table:table-cell>
          <table:table-cell table:number-columns-repeated="64"/>
        </table:table-row>
        <table:table-row table:style-name="ro4">
          <table:table-cell table:number-columns-repeated="2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50"/>
        </table:table-row>
        <table:table-row table:style-name="ro5">
          <table:table-cell table:number-columns-repeated="2"/>
          <table:table-cell table:style-name="ce205" office:value-type="string" calcext:value-type="string">
            <text:p><text:s text:c="4"/>"type": "スケジュールタイプ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50"/>
        </table:table-row>
        <table:table-row table:style-name="ro4">
          <table:table-cell table:number-columns-repeated="2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50"/>
        </table:table-row>
        <table:table-row table:style-name="ro4" table:number-rows-repeated="2">
          <table:table-cell table:number-columns-repeated="67"/>
        </table:table-row>
        <table:table-row table:style-name="ro4">
          <table:table-cell/>
          <table:table-cell office:value-type="string" calcext:value-type="string">
            <text:p>スケジュールタイプ</text:p>
          </table:table-cell>
          <table:table-cell table:number-columns-repeated="65"/>
        </table:table-row>
        <table:table-row table:style-name="ro4">
          <table:table-cell table:number-columns-repeated="67"/>
        </table:table-row>
        <table:table-row table:style-name="ro4">
          <table:table-cell table:number-columns-repeated="2"/>
          <table:table-cell table:style-name="ce195" office:value-type="string" calcext:value-type="string">
            <text:p>値</text:p>
          </table:table-cell>
          <table:table-cell table:style-name="ce200" table:number-columns-repeated="5"/>
          <table:table-cell table:style-name="ce256"/>
          <table:table-cell table:style-name="ce195" office:value-type="string" calcext:value-type="string">
            <text:p>備考</text:p>
          </table:table-cell>
          <table:table-cell table:style-name="ce286" table:number-columns-repeated="11"/>
          <table:table-cell table:style-name="ce200"/>
          <table:table-cell table:style-name="ce286"/>
          <table:table-cell table:style-name="ce291"/>
          <table:table-cell table:number-columns-repeated="43"/>
        </table:table-row>
        <table:table-row table:style-name="ro4">
          <table:table-cell table:number-columns-repeated="2"/>
          <table:table-cell table:style-name="ce270" office:value-type="string" calcext:value-type="string">
            <text:p>DAILY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指定時刻に指定間隔日で実行。</text:p>
          </table:table-cell>
          <table:table-cell table:style-name="ce289" table:number-columns-repeated="13"/>
          <table:table-cell table:style-name="ce299"/>
          <table:table-cell table:number-columns-repeated="43"/>
        </table:table-row>
        <table:table-row table:style-name="ro4">
          <table:table-cell table:number-columns-repeated="2"/>
          <table:table-cell table:style-name="ce270" office:value-type="string" calcext:value-type="string">
            <text:p>WEEKLY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指定曜日に指定間隔週で実行。</text:p>
          </table:table-cell>
          <table:table-cell table:style-name="ce289" table:number-columns-repeated="13"/>
          <table:table-cell table:style-name="ce299"/>
          <table:table-cell table:number-columns-repeated="43"/>
        </table:table-row>
        <table:table-row table:style-name="ro4">
          <table:table-cell table:number-columns-repeated="2"/>
          <table:table-cell table:style-name="ce270" office:value-type="string" calcext:value-type="string">
            <text:p>MONTHLY_DAYS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指定月の指定日に実行。</text:p>
          </table:table-cell>
          <table:table-cell table:style-name="ce289" table:number-columns-repeated="13"/>
          <table:table-cell table:style-name="ce299"/>
          <table:table-cell table:number-columns-repeated="43"/>
        </table:table-row>
        <table:table-row table:style-name="ro4">
          <table:table-cell table:number-columns-repeated="2"/>
          <table:table-cell table:style-name="ce270" office:value-type="string" calcext:value-type="string">
            <text:p>MONTHLY_WEEKDAYS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指定月の指定曜日に実行。</text:p>
          </table:table-cell>
          <table:table-cell table:style-name="ce289" table:number-columns-repeated="13"/>
          <table:table-cell table:style-name="ce299"/>
          <table:table-cell table:number-columns-repeated="43"/>
        </table:table-row>
        <table:table-row table:style-name="ro5">
          <table:table-cell table:number-columns-repeated="2"/>
          <table:table-cell table:style-name="ce270" office:value-type="string" calcext:value-type="string">
            <text:p>ONCE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指定日時に1度だけ実行。</text:p>
          </table:table-cell>
          <table:table-cell table:style-name="ce289" table:number-columns-repeated="13"/>
          <table:table-cell table:style-name="ce299"/>
          <table:table-cell table:number-columns-repeated="43"/>
        </table:table-row>
        <table:table-row table:style-name="ro4">
          <table:table-cell table:number-columns-repeated="2"/>
          <table:table-cell table:style-name="ce270" office:value-type="string" calcext:value-type="string">
            <text:p>BAN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指定期間内のスケジューリングを取り消す。</text:p>
          </table:table-cell>
          <table:table-cell table:style-name="ce289" table:number-columns-repeated="13"/>
          <table:table-cell table:style-name="ce299"/>
          <table:table-cell table:number-columns-repeated="43"/>
        </table:table-row>
        <table:table-row table:style-name="ro4" table:number-rows-repeated="2">
          <table:table-cell table:number-columns-repeated="67"/>
        </table:table-row>
        <table:table-row table:style-name="ro5">
          <table:table-cell/>
          <table:table-cell office:value-type="string" calcext:value-type="string">
            <text:p>スケジュールタイプ毎の形式(JSON Object)</text:p>
          </table:table-cell>
          <table:table-cell table:number-columns-repeated="65"/>
        </table:table-row>
        <table:table-row table:style-name="ro4">
          <table:table-cell table:number-columns-repeated="31"/>
          <table:table-cell table:style-name="ce280"/>
          <table:table-cell table:number-columns-repeated="32"/>
          <table:table-cell table:style-name="ce260"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AILY</text:p>
          </table:table-cell>
          <table:table-cell table:number-columns-repeated="64"/>
        </table:table-row>
        <table:table-row table:style-name="ro4">
          <table:table-cell table:number-columns-repeated="3"/>
          <table:table-cell table:style-name="ce310" office:value-type="string" calcext:value-type="string">
            <text:p>name</text:p>
          </table:table-cell>
          <table:table-cell table:style-name="ce314" table:number-columns-repeated="2"/>
          <table:table-cell table:style-name="ce316"/>
          <table:table-cell table:style-name="ce310" office:value-type="string" calcext:value-type="string">
            <text:p>type</text:p>
          </table:table-cell>
          <table:table-cell table:style-name="ce314"/>
          <table:table-cell table:style-name="ce319" table:number-columns-repeated="2"/>
          <table:table-cell table:style-name="ce323"/>
          <table:table-cell table:style-name="ce331" office:value-type="string" calcext:value-type="string">
            <text:p>note</text:p>
          </table:table-cell>
          <table:table-cell table:style-name="ce319" table:number-columns-repeated="7"/>
          <table:table-cell table:style-name="ce323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typ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ScheduleTyp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DAILY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5">
          <table:table-cell table:number-columns-repeated="3"/>
          <table:table-cell table:style-name="ce311" office:value-type="string" calcext:value-type="string">
            <text:p>interval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Integer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日。1から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5">
          <table:table-cell table:number-columns-repeated="3"/>
          <table:table-cell table:style-name="ce311" office:value-type="string" calcext:value-type="string">
            <text:p>datetim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LocalDateTim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基準日時。UTC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1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WEEKLY</text:p>
          </table:table-cell>
          <table:table-cell table:number-columns-repeated="28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0" office:value-type="string" calcext:value-type="string">
            <text:p>name</text:p>
          </table:table-cell>
          <table:table-cell table:style-name="ce314" table:number-columns-repeated="2"/>
          <table:table-cell table:style-name="ce316"/>
          <table:table-cell table:style-name="ce310" office:value-type="string" calcext:value-type="string">
            <text:p>type</text:p>
          </table:table-cell>
          <table:table-cell table:style-name="ce314"/>
          <table:table-cell table:style-name="ce319" table:number-columns-repeated="2"/>
          <table:table-cell table:style-name="ce323"/>
          <table:table-cell table:style-name="ce331" office:value-type="string" calcext:value-type="string">
            <text:p>note</text:p>
          </table:table-cell>
          <table:table-cell table:style-name="ce319" table:number-columns-repeated="7"/>
          <table:table-cell table:style-name="ce323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typ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ScheduleTyp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WEEKLY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interval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Integer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週。１から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weekdays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DayOfWeek[]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曜日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5">
          <table:table-cell table:number-columns-repeated="3"/>
          <table:table-cell table:style-name="ce311" office:value-type="string" calcext:value-type="string">
            <text:p>datetim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LocalDateTim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基準日時。UTC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1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ONTHLY_DAYS</text:p>
          </table:table-cell>
          <table:table-cell table:number-columns-repeated="28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0" office:value-type="string" calcext:value-type="string">
            <text:p>name</text:p>
          </table:table-cell>
          <table:table-cell table:style-name="ce314" table:number-columns-repeated="2"/>
          <table:table-cell table:style-name="ce316"/>
          <table:table-cell table:style-name="ce310" office:value-type="string" calcext:value-type="string">
            <text:p>type</text:p>
          </table:table-cell>
          <table:table-cell table:style-name="ce314"/>
          <table:table-cell table:style-name="ce319" table:number-columns-repeated="2"/>
          <table:table-cell table:style-name="ce323"/>
          <table:table-cell table:style-name="ce331" office:value-type="string" calcext:value-type="string">
            <text:p>note</text:p>
          </table:table-cell>
          <table:table-cell table:style-name="ce319" table:number-columns-repeated="7"/>
          <table:table-cell table:style-name="ce323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typ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ScheduleTyp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MONTHLY_DAYS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months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Month[]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月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5">
          <table:table-cell table:number-columns-repeated="3"/>
          <table:table-cell table:style-name="ce311" office:value-type="string" calcext:value-type="string">
            <text:p>days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Integer[]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1から。最終日以上は最終日扱い。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5">
          <table:table-cell table:number-columns-repeated="3"/>
          <table:table-cell table:style-name="ce311" office:value-type="string" calcext:value-type="string">
            <text:p>datetim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LocalDateTim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基準日時。UTC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1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ONTHLY_WEEKDAYS</text:p>
          </table:table-cell>
          <table:table-cell table:number-columns-repeated="28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0" office:value-type="string" calcext:value-type="string">
            <text:p>name</text:p>
          </table:table-cell>
          <table:table-cell table:style-name="ce314" table:number-columns-repeated="2"/>
          <table:table-cell table:style-name="ce316"/>
          <table:table-cell table:style-name="ce310" office:value-type="string" calcext:value-type="string">
            <text:p>type</text:p>
          </table:table-cell>
          <table:table-cell table:style-name="ce314"/>
          <table:table-cell table:style-name="ce319" table:number-columns-repeated="2"/>
          <table:table-cell table:style-name="ce323"/>
          <table:table-cell table:style-name="ce331" office:value-type="string" calcext:value-type="string">
            <text:p>note</text:p>
          </table:table-cell>
          <table:table-cell table:style-name="ce319" table:number-columns-repeated="7"/>
          <table:table-cell table:style-name="ce323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typ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ScheduleTyp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MONTHLY_WEEKDAYS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months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Month[]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月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5">
          <table:table-cell table:number-columns-repeated="3"/>
          <table:table-cell table:style-name="ce311" office:value-type="string" calcext:value-type="string">
            <text:p>weeks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Integer[]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1～。最終週以上は最終週扱い。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weekdays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DayOfWeek[]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曜日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5">
          <table:table-cell table:number-columns-repeated="3"/>
          <table:table-cell table:style-name="ce311" office:value-type="string" calcext:value-type="string">
            <text:p>datetim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LocalDateTim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基準日時。UTC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1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NCE</text:p>
          </table:table-cell>
          <table:table-cell table:number-columns-repeated="28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0" office:value-type="string" calcext:value-type="string">
            <text:p>name</text:p>
          </table:table-cell>
          <table:table-cell table:style-name="ce314" table:number-columns-repeated="2"/>
          <table:table-cell table:style-name="ce316"/>
          <table:table-cell table:style-name="ce310" office:value-type="string" calcext:value-type="string">
            <text:p>type</text:p>
          </table:table-cell>
          <table:table-cell table:style-name="ce314"/>
          <table:table-cell table:style-name="ce319" table:number-columns-repeated="2"/>
          <table:table-cell table:style-name="ce323"/>
          <table:table-cell table:style-name="ce331" office:value-type="string" calcext:value-type="string">
            <text:p>note</text:p>
          </table:table-cell>
          <table:table-cell table:style-name="ce319" table:number-columns-repeated="7"/>
          <table:table-cell table:style-name="ce323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typ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ScheduleTyp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ONCE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5">
          <table:table-cell table:number-columns-repeated="3"/>
          <table:table-cell table:style-name="ce311" office:value-type="string" calcext:value-type="string">
            <text:p>datetim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LocalDateTim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基準日時。UTC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1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N</text:p>
          </table:table-cell>
          <table:table-cell table:number-columns-repeated="28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0" office:value-type="string" calcext:value-type="string">
            <text:p>name</text:p>
          </table:table-cell>
          <table:table-cell table:style-name="ce314" table:number-columns-repeated="2"/>
          <table:table-cell table:style-name="ce316"/>
          <table:table-cell table:style-name="ce310" office:value-type="string" calcext:value-type="string">
            <text:p>type</text:p>
          </table:table-cell>
          <table:table-cell table:style-name="ce314"/>
          <table:table-cell table:style-name="ce319" table:number-columns-repeated="2"/>
          <table:table-cell table:style-name="ce323"/>
          <table:table-cell table:style-name="ce331" office:value-type="string" calcext:value-type="string">
            <text:p>note</text:p>
          </table:table-cell>
          <table:table-cell table:style-name="ce319" table:number-columns-repeated="7"/>
          <table:table-cell table:style-name="ce323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typ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ScheduleTyp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BAN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from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LocalDateTim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UTC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>
          <table:table-cell table:number-columns-repeated="3"/>
          <table:table-cell table:style-name="ce311" office:value-type="string" calcext:value-type="string">
            <text:p>to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LocalDateTime</text:p>
          </table:table-cell>
          <table:table-cell table:style-name="ce315"/>
          <table:table-cell table:style-name="ce321" table:number-columns-repeated="2"/>
          <table:table-cell table:style-name="ce328"/>
          <table:table-cell table:style-name="ce333" office:value-type="string" calcext:value-type="string">
            <text:p>UTC</text:p>
          </table:table-cell>
          <table:table-cell table:style-name="ce321" table:number-columns-repeated="7"/>
          <table:table-cell table:style-name="ce328"/>
          <table:table-cell table:number-columns-repeated="10"/>
          <table:table-cell table:style-name="ce280" table:number-columns-repeated="3"/>
          <table:table-cell table:number-columns-repeated="30"/>
          <table:table-cell table:style-name="ce260" table:number-columns-repeated="3"/>
        </table:table-row>
        <table:table-row table:style-name="ro4" table:number-rows-repeated="2">
          <table:table-cell table:number-columns-repeated="67"/>
        </table:table-row>
        <table:table-row table:style-name="ro5">
          <table:table-cell/>
          <table:table-cell table:style-name="ce308" office:value-type="string" calcext:value-type="string">
            <text:p>アサイン可能Agent</text:p>
          </table:table-cell>
          <table:table-cell table:number-columns-repeated="65"/>
        </table:table-row>
        <table:table-row table:style-name="ro4">
          <table:table-cell table:number-columns-repeated="67"/>
        </table:table-row>
        <table:table-row table:style-name="ro5">
          <table:table-cell table:number-columns-repeated="2"/>
          <table:table-cell table:style-name="ce309" office:value-type="string" calcext:value-type="string">
            <text:p>agent-idのJsonArray。Empty=Unlimited</text:p>
          </table:table-cell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含まれるidを持つAgentのみジョブをアサイン可能。</text:p>
          </table:table-cell>
          <table:table-cell table:number-columns-repeated="64"/>
        </table:table-row>
        <table:table-row table:style-name="ro4" table:number-rows-repeated="1048481">
          <table:table-cell table:number-columns-repeated="67"/>
        </table:table-row>
        <table:table-row table:style-name="ro4">
          <table:table-cell table:number-columns-repeated="67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ジョブ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126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ジョブ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job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ジョブ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LID。詳細参照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定義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jobdef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種類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kin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作成時にジョブ定義からコピーされる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コンテンツタイプ</text:p>
          </table:table-cell>
          <table:table-cell table:style-name="ce265" table:number-columns-repeated="6"/>
          <table:table-cell table:style-name="ce275"/>
          <table:table-cell table:style-name="ce282" office:value-type="string" calcext:value-type="string">
            <text:p>content_typ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作成時にジョブ定義からコピーされる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状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tatu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予定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chedule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制限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imit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開始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egin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終了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d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オプション設定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option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作成時にジョブ定義からコピー+追加設定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スケジュール定義ID</text:p>
          </table:table-cell>
          <table:table-cell table:style-name="ce265" table:number-columns-repeated="6"/>
          <table:table-cell table:style-name="ce275"/>
          <table:table-cell table:style-name="ce318" office:value-type="string" calcext:value-type="string">
            <text:p>schedef_id</text:p>
          </table:table-cell>
          <table:table-cell table:style-name="ce322" table:number-columns-repeated="5"/>
          <table:table-cell table:style-name="ce287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作成時にスケジュール定義からコピーされる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アサイン可能Agent</text:p>
          </table:table-cell>
          <table:table-cell table:style-name="ce265" table:number-columns-repeated="6"/>
          <table:table-cell table:style-name="ce275"/>
          <table:table-cell table:style-name="ce318" office:value-type="string" calcext:value-type="string">
            <text:p>assignables</text:p>
          </table:table-cell>
          <table:table-cell table:style-name="ce322" table:number-columns-repeated="5"/>
          <table:table-cell table:style-name="ce287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作成時にスケジュール定義からコピーされる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担当Agent</text:p>
          </table:table-cell>
          <table:table-cell table:style-name="ce265" table:number-columns-repeated="6"/>
          <table:table-cell table:style-name="ce275"/>
          <table:table-cell table:style-name="ce318" office:value-type="string" calcext:value-type="string">
            <text:p>agent_id</text:p>
          </table:table-cell>
          <table:table-cell table:style-name="ce322" table:number-columns-repeated="5"/>
          <table:table-cell table:style-name="ce287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01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335"/>
          <table:table-cell table:style-name="ce336" office:value-type="string" calcext:value-type="string">
            <text:p>結果メッセージ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messages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JSON</text:p>
          </table:table-cell>
          <table:table-cell table:style-name="ce346" table:number-columns-repeated="4"/>
          <table:table-cell table:style-name="ce349"/>
          <table:table-cell table:style-name="ce345" office:value-type="string" calcext:value-type="string">
            <text:p>utf8mb4_unicode_ci</text:p>
          </table:table-cell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36" office:value-type="string" calcext:value-type="string">
            <text:p>文字列配列。Append Only。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 office:value-type="string" calcext:value-type="string">
            <text:p>t_job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tatus</text:p>
          </table:table-cell>
          <table:table-cell table:style-name="ce287" table:number-columns-repeated="7"/>
          <table:table-cell table:style-name="ce279" office:value-type="string" calcext:value-type="string">
            <text:p>B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office:value-type="string" calcext:value-type="string">
            <text:p>ジョブ排他制御、リスケジュール用。</text:p>
          </table:table-cell>
          <table:table-cell table:style-name="ce287" table:number-columns-repeated="7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264"/>
          <table:table-cell table:number-columns-repeated="63"/>
        </table:table-row>
        <table:table-row table:style-name="ro5">
          <table:table-cell/>
          <table:table-cell office:value-type="string" calcext:value-type="string">
            <text:p>ジョブID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時刻は予定時刻、値はジョブ定義IDとスケジュール定義IDを使用して生成したULID。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同時刻、同ジョブ定義、同スケジュール定義であれば、同一IDが生成される。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これによりリスケジュール時のID変動を抑制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ジョブ状態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195" office:value-type="string" calcext:value-type="string">
            <text:p>値</text:p>
          </table:table-cell>
          <table:table-cell table:style-name="ce200" table:number-columns-repeated="5"/>
          <table:table-cell table:style-name="ce256"/>
          <table:table-cell table:style-name="ce195" office:value-type="string" calcext:value-type="string">
            <text:p>備考</text:p>
          </table:table-cell>
          <table:table-cell table:style-name="ce286" table:number-columns-repeated="11"/>
          <table:table-cell table:style-name="ce200"/>
          <table:table-cell table:style-name="ce286"/>
          <table:table-cell table:style-name="ce291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SCHEDULE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予定。スケジュール実行時の初期値。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ASSIGNMENT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実行前。即時実行時の初期値。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RUNNING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実行中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SUCCESS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成功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FAILURE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失敗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ABORT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中断（時間切れ、実行しなかった予定）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office:value-type="string" calcext:value-type="string">
            <text:p>ジョブ状態遷移</text:p>
          </table:table-cell>
          <table:table-cell table:number-columns-repeated="6"/>
          <table:table-cell table:style-name="ce280"/>
          <table:table-cell table:number-columns-repeated="21"/>
          <table:table-cell table:style-name="ce260"/>
          <table:table-cell table:number-columns-repeated="32"/>
          <table:table-cell table:style-name="Default"/>
        </table:table-row>
        <table:table-row table:style-name="ro5">
          <table:table-cell table:number-columns-repeated="6"/>
          <table:table-cell table:style-name="ce339" office:value-type="string" calcext:value-type="string">
            <text:p>遷移可(○)・不可(×)</text:p>
          </table:table-cell>
          <table:table-cell table:style-name="ce340"/>
          <table:table-cell table:style-name="ce342" table:number-columns-repeated="16"/>
          <table:table-cell table:number-columns-repeated="5"/>
          <table:table-cell table:style-name="ce260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195" office:value-type="string" calcext:value-type="string">
            <text:p>状態</text:p>
          </table:table-cell>
          <table:table-cell table:style-name="ce200" table:number-columns-repeated="2"/>
          <table:table-cell table:style-name="ce338"/>
          <table:table-cell table:style-name="ce339" office:value-type="string" calcext:value-type="string">
            <text:p>SCHEDULE</text:p>
          </table:table-cell>
          <table:table-cell table:style-name="ce340"/>
          <table:table-cell table:style-name="ce343"/>
          <table:table-cell table:style-name="ce339" office:value-type="string" calcext:value-type="string">
            <text:p>ASSIGNMENT</text:p>
          </table:table-cell>
          <table:table-cell table:style-name="ce340"/>
          <table:table-cell table:style-name="ce342"/>
          <table:table-cell table:style-name="ce343"/>
          <table:table-cell table:style-name="ce339" office:value-type="string" calcext:value-type="string">
            <text:p>RUNNING</text:p>
          </table:table-cell>
          <table:table-cell table:style-name="ce342"/>
          <table:table-cell table:style-name="ce343"/>
          <table:table-cell table:style-name="ce339" office:value-type="string" calcext:value-type="string">
            <text:p>SUCCESS</text:p>
          </table:table-cell>
          <table:table-cell table:style-name="ce342"/>
          <table:table-cell table:style-name="ce343"/>
          <table:table-cell table:style-name="ce339" office:value-type="string" calcext:value-type="string">
            <text:p>FAILURE</text:p>
          </table:table-cell>
          <table:table-cell table:style-name="ce342"/>
          <table:table-cell table:style-name="ce343"/>
          <table:table-cell table:style-name="ce339" office:value-type="string" calcext:value-type="string">
            <text:p>ABORT</text:p>
          </table:table-cell>
          <table:table-cell table:style-name="ce343"/>
          <table:table-cell table:number-columns-repeated="5"/>
          <table:table-cell table:style-name="ce260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311" office:value-type="string" calcext:value-type="string">
            <text:p>SCHEDUL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8"/>
          <table:table-cell table:style-name="ce333" office:value-type="string" calcext:value-type="string">
            <text:p>○</text:p>
          </table:table-cell>
          <table:table-cell table:style-name="ce321" table:number-columns-repeated="2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33" office:value-type="string" calcext:value-type="string">
            <text:p>○</text:p>
          </table:table-cell>
          <table:table-cell table:style-name="ce328"/>
          <table:table-cell table:number-columns-repeated="5"/>
          <table:table-cell table:style-name="ce260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311" office:value-type="string" calcext:value-type="string">
            <text:p>ASSIGNMENT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8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1"/>
          <table:table-cell table:style-name="ce328"/>
          <table:table-cell table:style-name="ce333" office:value-type="string" calcext:value-type="string">
            <text:p>○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33" office:value-type="string" calcext:value-type="string">
            <text:p>○</text:p>
          </table:table-cell>
          <table:table-cell table:style-name="ce328"/>
          <table:table-cell table:number-columns-repeated="5"/>
          <table:table-cell table:style-name="ce260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311" office:value-type="string" calcext:value-type="string">
            <text:p>RUNNING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8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33" office:value-type="string" calcext:value-type="string">
            <text:p>○</text:p>
          </table:table-cell>
          <table:table-cell table:style-name="ce321"/>
          <table:table-cell table:style-name="ce328"/>
          <table:table-cell table:style-name="ce333" office:value-type="string" calcext:value-type="string">
            <text:p>○</text:p>
          </table:table-cell>
          <table:table-cell table:style-name="ce321"/>
          <table:table-cell table:style-name="ce328"/>
          <table:table-cell table:style-name="ce333" office:value-type="string" calcext:value-type="string">
            <text:p>○</text:p>
          </table:table-cell>
          <table:table-cell table:style-name="ce328"/>
          <table:table-cell table:number-columns-repeated="5"/>
          <table:table-cell table:style-name="ce260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311" office:value-type="string" calcext:value-type="string">
            <text:p>SUCCESS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8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8"/>
          <table:table-cell table:number-columns-repeated="5"/>
          <table:table-cell table:style-name="ce260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311" office:value-type="string" calcext:value-type="string">
            <text:p>FAILURE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8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8"/>
          <table:table-cell table:number-columns-repeated="5"/>
          <table:table-cell table:style-name="ce260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270" office:value-type="string" calcext:value-type="string">
            <text:p>ABORT</text:p>
          </table:table-cell>
          <table:table-cell table:style-name="ce315" table:number-columns-repeated="2"/>
          <table:table-cell table:style-name="ce317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8"/>
          <table:table-cell table:style-name="ce311" office:value-type="string" calcext:value-type="string">
            <text:p>×</text:p>
          </table:table-cell>
          <table:table-cell table:style-name="ce315"/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1"/>
          <table:table-cell table:style-name="ce328"/>
          <table:table-cell table:style-name="ce311" office:value-type="string" calcext:value-type="string">
            <text:p>×</text:p>
          </table:table-cell>
          <table:table-cell table:style-name="ce328"/>
          <table:table-cell table:number-columns-repeated="5"/>
          <table:table-cell table:style-name="ce260" table:number-columns-repeated="2"/>
          <table:table-cell table:number-columns-repeated="31"/>
          <table:table-cell table:style-name="Default" table:number-columns-repeated="2"/>
        </table:table-row>
        <table:table-row table:style-name="ro4" table:number-rows-repeated="1048517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記録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139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ジョブ記録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job_recor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ジョブ記録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LID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job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コンテンツ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ontent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コンテンツ値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val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bin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成功時:処理済コンテンツ、失敗時:失敗時点コンテンツ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記録種類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kin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失敗フェーズ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ailure_phas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335"/>
          <table:table-cell table:style-name="ce336" office:value-type="string" calcext:value-type="string">
            <text:p>結果メッセージ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messages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JSON</text:p>
          </table:table-cell>
          <table:table-cell table:style-name="ce346" table:number-columns-repeated="4"/>
          <table:table-cell table:style-name="ce349"/>
          <table:table-cell table:style-name="ce345" office:value-type="string" calcext:value-type="string">
            <text:p>utf8mb4_unicode_ci</text:p>
          </table:table-cell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36" office:value-type="string" calcext:value-type="string">
            <text:p>文字列配列。Append Only。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351" table:formula="of:=[.$J$2] &amp; &quot;_key01&quot;" office:value-type="string" office:string-value="t_job_record_key01" calcext:value-type="string">
            <text:p>t_job_record_key01</text:p>
          </table:table-cell>
          <table:table-cell table:style-name="ce353" table:number-columns-repeated="6"/>
          <table:table-cell table:style-name="ce355"/>
          <table:table-cell table:style-name="ce359" office:value-type="string" calcext:value-type="string">
            <text:p>job_id</text:p>
          </table:table-cell>
          <table:table-cell table:style-name="ce365" table:number-columns-repeated="7"/>
          <table:table-cell table:style-name="ce370" office:value-type="string" calcext:value-type="string">
            <text:p>Btree</text:p>
          </table:table-cell>
          <table:table-cell table:style-name="ce372" table:number-columns-repeated="2"/>
          <table:table-cell table:style-name="ce374"/>
          <table:table-cell table:style-name="ce372"/>
          <table:table-cell table:style-name="ce376"/>
          <table:table-cell table:style-name="ce372" table:number-columns-repeated="8"/>
          <table:table-cell table:style-name="ce353" table:number-columns-repeated="21"/>
          <table:table-cell table:style-name="ce355"/>
          <table:table-cell table:number-columns-repeated="11"/>
        </table:table-row>
        <table:table-row table:style-name="ro4">
          <table:table-cell/>
          <table:table-cell table:style-name="ce352"/>
          <table:table-cell table:style-name="ce354" table:number-columns-repeated="6"/>
          <table:table-cell table:style-name="ce358"/>
          <table:table-cell table:style-name="ce362" office:value-type="string" calcext:value-type="string">
            <text:p>kind</text:p>
          </table:table-cell>
          <table:table-cell table:style-name="ce368" table:number-columns-repeated="7"/>
          <table:table-cell table:style-name="ce371"/>
          <table:table-cell table:style-name="ce373" table:number-columns-repeated="2"/>
          <table:table-cell table:style-name="ce375"/>
          <table:table-cell table:style-name="ce373"/>
          <table:table-cell table:style-name="ce377"/>
          <table:table-cell table:style-name="ce373" table:number-columns-repeated="8"/>
          <table:table-cell table:style-name="ce354" table:number-columns-repeated="21"/>
          <table:table-cell table:style-name="ce358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264"/>
          <table:table-cell table:number-columns-repeated="63"/>
        </table:table-row>
        <table:table-row table:style-name="ro4">
          <table:table-cell/>
          <table:table-cell office:value-type="string" calcext:value-type="string">
            <text:p>ジョブ記録種類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195" office:value-type="string" calcext:value-type="string">
            <text:p>値</text:p>
          </table:table-cell>
          <table:table-cell table:style-name="ce200" table:number-columns-repeated="5"/>
          <table:table-cell table:style-name="ce256"/>
          <table:table-cell table:style-name="ce195" office:value-type="string" calcext:value-type="string">
            <text:p>備考</text:p>
          </table:table-cell>
          <table:table-cell table:style-name="ce286" table:number-columns-repeated="11"/>
          <table:table-cell table:style-name="ce200"/>
          <table:table-cell table:style-name="ce286"/>
          <table:table-cell table:style-name="ce291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REGISTER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登録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DELETION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削除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FAILURE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失敗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08" office:value-type="string" calcext:value-type="string">
            <text:p>失敗フェーズ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195" office:value-type="string" calcext:value-type="string">
            <text:p>値</text:p>
          </table:table-cell>
          <table:table-cell table:style-name="ce200" table:number-columns-repeated="5"/>
          <table:table-cell table:style-name="ce256"/>
          <table:table-cell table:style-name="ce195" office:value-type="string" calcext:value-type="string">
            <text:p>備考</text:p>
          </table:table-cell>
          <table:table-cell table:style-name="ce286" table:number-columns-repeated="11"/>
          <table:table-cell table:style-name="ce200"/>
          <table:table-cell table:style-name="ce286"/>
          <table:table-cell table:style-name="ce291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TRANSFORMATION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形式変換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VALIDATION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検証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PROVISIONING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提供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 table:number-rows-repeated="104853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ジョブ記録.A2:ジョブ記録.A2">
            <calcext:condition calcext:apply-style-name="ConditionalStyle_1" calcext:value="=&quot;M&quot;" calcext:base-cell-address="ジョブ記録.A2"/>
            <calcext:condition calcext:apply-style-name="ConditionalStyle_2" calcext:value="=&quot;T&quot;" calcext:base-cell-address="ジョブ記録.A2"/>
          </calcext:conditional-format>
        </calcext:conditional-formats>
      </table:table>
      <table:table table:name="連携コンテンツワーク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176" table:formula="of:=UPPER(LEFT([.J2]; 1))" office:value-type="string" office:string-value="W" calcext:value-type="string">
            <text:p>W</text:p>
          </table:table-cell>
          <table:table-cell table:style-name="ce265" office:value-type="string" calcext:value-type="string">
            <text:p>連携コンテンツワーク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w_expor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7" calcext:value-type="float">
            <text:p>7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ジョブ定義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jobdef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コンテンツ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ontent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bin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/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264"/>
          <table:table-cell table:number-columns-repeated="63"/>
        </table:table-row>
        <table:table-row table:style-name="ro4">
          <table:table-cell/>
          <table:table-cell office:value-type="string" calcext:value-type="string">
            <text:p>ジョブ定義毎に連携候補全コンテンツが連携時に登録される。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連携コンテンツワーク.A2:連携コンテンツワーク.A2">
            <calcext:condition calcext:apply-style-name="ConditionalStyle_1" calcext:value="=&quot;M&quot;" calcext:base-cell-address="連携コンテンツワーク.A2"/>
            <calcext:condition calcext:apply-style-name="ConditionalStyle_2" calcext:value="=&quot;T&quot;" calcext:base-cell-address="連携コンテンツワーク.A2"/>
          </calcext:conditional-format>
        </calcext:conditional-formats>
      </table:table>
      <table:table table:name="連携コンテンツ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177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連携済コンテンツ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expor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ジョブ定義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jobdef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コンテンツ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ontent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コンテンツ値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val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bin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削除判断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del_judge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削除執行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del_exec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 table:formula="of:=HYPERLINK(&quot;#ハッシュ値.A1&quot;; &quot;[ハッシュ値]シート参照&quot;)" office:value-type="string" office:string-value="[ハッシュ値]シート参照" calcext:value-type="string">
            <text:p>[ハッシュ値]シート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381" table:formula="of:=[.$J$2] &amp; &quot;_key01&quot;" office:value-type="string" office:string-value="t_export_key01" calcext:value-type="string">
            <text:p>t_export_key01</text:p>
          </table:table-cell>
          <table:table-cell table:style-name="ce354" table:number-columns-repeated="6"/>
          <table:table-cell table:style-name="ce358"/>
          <table:table-cell table:style-name="ce382" office:value-type="string" calcext:value-type="string">
            <text:p>content_id</text:p>
          </table:table-cell>
          <table:table-cell table:style-name="ce383" table:number-columns-repeated="6"/>
          <table:table-cell table:style-name="ce384"/>
          <table:table-cell table:style-name="ce371" office:value-type="string" calcext:value-type="string">
            <text:p>B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264"/>
          <table:table-cell table:number-columns-repeated="63"/>
        </table:table-row>
        <table:table-row table:style-name="ro4">
          <table:table-cell/>
          <table:table-cell office:value-type="string" calcext:value-type="string">
            <text:p>ジョブ定義毎に連携済コンテンツが登録される。疑似的な連携先の登録データである。</text:p>
          </table:table-cell>
          <table:table-cell table:number-columns-repeated="62"/>
        </table:table-row>
        <table:table-row table:style-name="ro4" table:number-rows-repeated="2">
          <table:table-cell table:number-columns-repeated="64"/>
        </table:table-row>
        <table:table-row table:style-name="ro5">
          <table:table-cell/>
          <table:table-cell office:value-type="string" calcext:value-type="string">
            <text:p>コンテンツID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ジョブ定義のコンテンツタイプが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COMBINED_PER_USERの場合はユーザID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COMBINED_PER_MEDIUMの場合は認証媒体ID</text:p>
          </table:table-cell>
          <table:table-cell table:number-columns-repeated="61"/>
        </table:table-row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office:value-type="string" calcext:value-type="string">
            <text:p>削除判断時刻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連携先から削除すると判断された時刻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削除執行時刻までに削除でなくなればクリアされる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瞬間的な誤削除による被害を緩和するのが目的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削除執行時刻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連携先からの削除が執行可能になる時刻。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削除判断時刻が設定済の場合、その値に削除猶予期間(jobオプション)を追加した値が設定される。登録だけでなく更新もあり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削除判断時刻がクリアされた場合は同時にクリアされる。</text:p>
          </table:table-cell>
          <table:table-cell table:number-columns-repeated="61"/>
        </table:table-row>
        <table:table-row table:style-name="ro4" table:number-rows-repeated="1048530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連携コンテンツ.A2:連携コンテンツ.A2">
            <calcext:condition calcext:apply-style-name="ConditionalStyle_1" calcext:value="=&quot;M&quot;" calcext:base-cell-address="連携コンテンツ.A2"/>
            <calcext:condition calcext:apply-style-name="ConditionalStyle_2" calcext:value="=&quot;T&quot;" calcext:base-cell-address="連携コンテンツ.A2"/>
          </calcext:conditional-format>
        </calcext:conditional-formats>
      </table:table>
      <table:table table:name="連携コンテンツ履歴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182" table:formula="of:=UPPER(LEFT([.J2]; 1))" office:value-type="string" office:string-value="H" calcext:value-type="string">
            <text:p>H</text:p>
          </table:table-cell>
          <table:table-cell table:style-name="ce265" office:value-type="string" calcext:value-type="string">
            <text:p>連携コンテンツ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h_expor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バックアップ日時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k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UU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u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UIDv4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追加更新削除区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u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C:Insert、U:Update、D:Delete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定義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jobdef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コンテンツ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ontent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コンテンツ値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val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bin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削除判断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del_judge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削除執行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del_exec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/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381" table:formula="of:=[.$J$2] &amp; &quot;_key01&quot;" office:value-type="string" office:string-value="h_export_key01" calcext:value-type="string">
            <text:p>h_export_key01</text:p>
          </table:table-cell>
          <table:table-cell table:style-name="ce354" table:number-columns-repeated="6"/>
          <table:table-cell table:style-name="ce358"/>
          <table:table-cell table:style-name="ce382" office:value-type="string" calcext:value-type="string">
            <text:p>content_id</text:p>
          </table:table-cell>
          <table:table-cell table:style-name="ce383" table:number-columns-repeated="6"/>
          <table:table-cell table:style-name="ce384"/>
          <table:table-cell table:style-name="ce371" office:value-type="string" calcext:value-type="string">
            <text:p>B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264"/>
          <table:table-cell table:number-columns-repeated="63"/>
        </table:table-row>
        <table:table-row table:style-name="ro4" table:number-rows-repeated="1048548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連携コンテンツ履歴.A2:連携コンテンツ履歴.A2">
            <calcext:condition calcext:apply-style-name="ConditionalStyle_1" calcext:value="=&quot;M&quot;" calcext:base-cell-address="連携コンテンツ履歴.A2"/>
            <calcext:condition calcext:apply-style-name="ConditionalStyle_2" calcext:value="=&quot;T&quot;" calcext:base-cell-address="連携コンテンツ履歴.A2"/>
          </calcext:conditional-format>
        </calcext:conditional-formats>
      </table:table>
      <table:table table:name="取込コンテンツワーク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183" table:formula="of:=UPPER(LEFT([.J2]; 1))" office:value-type="string" office:string-value="W" calcext:value-type="string">
            <text:p>W</text:p>
          </table:table-cell>
          <table:table-cell table:style-name="ce265" office:value-type="string" calcext:value-type="string">
            <text:p>取込コンテンツワーク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w_impor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7" calcext:value-type="float">
            <text:p>7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4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/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264"/>
          <table:table-cell table:number-columns-repeated="63"/>
        </table:table-row>
        <table:table-row table:style-name="ro4">
          <table:table-cell/>
          <table:table-cell office:value-type="string" calcext:value-type="string">
            <text:p>ID</text:p>
          </table:table-cell>
          <table:table-cell table:number-columns-repeated="62"/>
        </table:table-row>
        <table:table-row table:style-name="ro5">
          <table:table-cell table:number-columns-repeated="2"/>
          <table:table-cell office:value-type="string" calcext:value-type="string">
            <text:p>取り込み先テーブルのID値と１対１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全取り込み処理で共用。取り込み処理毎に最初に全削除される。</text:p>
          </table:table-cell>
          <table:table-cell table:number-columns-repeated="61"/>
        </table:table-row>
        <table:table-row table:style-name="ro4" table:number-rows-repeated="1048560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取込コンテンツワーク.A2:取込コンテンツワーク.A2">
            <calcext:condition calcext:apply-style-name="ConditionalStyle_1" calcext:value="=&quot;M&quot;" calcext:base-cell-address="取込コンテンツワーク.A2"/>
            <calcext:condition calcext:apply-style-name="ConditionalStyle_2" calcext:value="=&quot;T&quot;" calcext:base-cell-address="取込コンテンツワーク.A2"/>
          </calcext:conditional-format>
        </calcext:conditional-formats>
      </table:table>
      <table:table table:name="ユーザ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184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ユーザ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user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Dynamic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ユーザ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[01-10]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[01-10]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ベル]を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51" office:value-type="string" calcext:value-type="string">
            <text:p>[補足]シートの[ハッシュ値]を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状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enabled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2" office:value-type="string" calcext:value-type="string">
            <text:p>[補足]シートの[ライフサイクル]を参照</text:p>
          </table:table-cell>
          <table:table-cell table:style-name="ce165" table:number-columns-repeated="16"/>
          <table:table-cell table:style-name="ce169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開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from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終了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to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禁止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ban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4"/>
          <table:table-cell table:style-name="ce167" table:number-columns-repeated="16"/>
          <table:table-cell table:style-name="ce17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264"/>
          <table:table-cell table:number-columns-repeated="63"/>
        </table:table-row>
        <table:table-row table:style-name="ro4" table:number-rows-repeated="104854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ユーザ履歴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33" table:formula="of:=UPPER(LEFT([.J2]; 1))" office:value-type="string" office:string-value="H" calcext:value-type="string">
            <text:p>H</text:p>
          </table:table-cell>
          <table:table-cell table:style-name="ce265" office:value-type="string" calcext:value-type="string">
            <text:p>ユーザ履歴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h_user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304" table:number-columns-repeated="6"/>
          <table:table-cell table:style-name="ce305" office:value-type="string" calcext:value-type="string">
            <text:p>Dynamic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バックアップ日時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k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UU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u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UIDv4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追加更新削除区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u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C:Insert、U:Update、D:Delete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ユーザ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[01-10]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[01-10]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 office:value-type="string" calcext:value-type="string">
            <text:p>追加更新削除区分が[D]の場合はnull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 office:value-type="string" calcext:value-type="string">
            <text:p>追加更新削除区分が[D]の場合はnull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 table:formula="of:=[.$J$2] &amp; &quot;_key01&quot;" office:value-type="string" office:string-value="h_user_key01" calcext:value-type="string">
            <text:p>h_user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ユーザ履歴.A2:ユーザ履歴.A2">
            <calcext:condition calcext:apply-style-name="ConditionalStyle_1" calcext:value="=&quot;M&quot;" calcext:base-cell-address="ユーザ履歴.A2"/>
            <calcext:condition calcext:apply-style-name="ConditionalStyle_2" calcext:value="=&quot;T&quot;" calcext:base-cell-address="ユーザ履歴.A2"/>
          </calcext:conditional-format>
        </calcext:conditional-formats>
      </table:table>
      <table:table table:name="所属組織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35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所属組織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belong_org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Dynamic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所属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477"/>
          <table:table-cell table:style-name="ce405" office:value-type="string" calcext:value-type="string">
            <text:p>組織1ID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org1_id</text:p>
          </table:table-cell>
          <table:table-cell table:style-name="ce322" table:number-columns-repeated="6"/>
          <table:table-cell table:style-name="ce427"/>
          <table:table-cell table:style-name="ce318" office:value-type="string" calcext:value-type="string">
            <text:p>CHAR(36)</text:p>
          </table:table-cell>
          <table:table-cell table:style-name="ce322" table:number-columns-repeated="4"/>
          <table:table-cell table:style-name="ce427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477"/>
          <table:table-cell table:style-name="ce405" office:value-type="string" calcext:value-type="string">
            <text:p>組織2ID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org2_id</text:p>
          </table:table-cell>
          <table:table-cell table:style-name="ce322" table:number-columns-repeated="6"/>
          <table:table-cell table:style-name="ce427"/>
          <table:table-cell table:style-name="ce318" office:value-type="string" calcext:value-type="string">
            <text:p>CHAR(36)</text:p>
          </table:table-cell>
          <table:table-cell table:style-name="ce322" table:number-columns-repeated="4"/>
          <table:table-cell table:style-name="ce427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優先度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riority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同一ユーザID内での優先度。値大＝優先。NULLは最下位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[01-10]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[01-10]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ベル]を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51" office:value-type="string" calcext:value-type="string">
            <text:p>[補足]シートの[ハッシュ値]を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状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enabled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2" office:value-type="string" calcext:value-type="string">
            <text:p>[補足]シートの[ライフサイクル]を参照</text:p>
          </table:table-cell>
          <table:table-cell table:style-name="ce165" table:number-columns-repeated="16"/>
          <table:table-cell table:style-name="ce169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開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from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終了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to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禁止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ban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4"/>
          <table:table-cell table:style-name="ce167" table:number-columns-repeated="16"/>
          <table:table-cell table:style-name="ce17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 table:formula="of:=[.$J$2] &amp; &quot;_key01&quot;" office:value-type="string" office:string-value="t_belong_org_key01" calcext:value-type="string">
            <text:p>t_belong_org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2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所属組織.A2:所属組織.A2">
            <calcext:condition calcext:apply-style-name="ConditionalStyle_1" calcext:value="=&quot;M&quot;" calcext:base-cell-address="所属組織.A2"/>
            <calcext:condition calcext:apply-style-name="ConditionalStyle_2" calcext:value="=&quot;T&quot;" calcext:base-cell-address="所属組織.A2"/>
          </calcext:conditional-format>
        </calcext:conditional-formats>
      </table:table>
      <table:table table:name="所属組織順位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41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所属組織順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belong_org_order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順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eq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TINY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1から始まる重複なし連番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所属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elong_org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5">
          <table:table-cell/>
          <table:table-cell office:value-type="string" calcext:value-type="string">
            <text:p>有効な所属組織をユーザID単位で優先度順に１～の昇順で順位を付与したもの。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順位は重複しない。優先度が同じ場合はPKの昇順とする。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所属組織順位.A2:所属組織順位.A2">
            <calcext:condition calcext:apply-style-name="ConditionalStyle_1" calcext:value="=&quot;M&quot;" calcext:base-cell-address="所属組織順位.A2"/>
            <calcext:condition calcext:apply-style-name="ConditionalStyle_2" calcext:value="=&quot;T&quot;" calcext:base-cell-address="所属組織順位.A2"/>
          </calcext:conditional-format>
        </calcext:conditional-formats>
      </table:table>
      <table:table table:name="所属組織履歴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42" table:formula="of:=UPPER(LEFT([.J2]; 1))" office:value-type="string" office:string-value="H" calcext:value-type="string">
            <text:p>H</text:p>
          </table:table-cell>
          <table:table-cell table:style-name="ce265" office:value-type="string" calcext:value-type="string">
            <text:p>所属組織履歴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h_belong_org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304" table:number-columns-repeated="6"/>
          <table:table-cell table:style-name="ce305" office:value-type="string" calcext:value-type="string">
            <text:p>Dynamic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バックアップ日時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k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UU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u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UIDv4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追加更新削除区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u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C:Insert、U:Update、D:Delete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所属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477"/>
          <table:table-cell table:style-name="ce405" office:value-type="string" calcext:value-type="string">
            <text:p>組織1ID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org1_id</text:p>
          </table:table-cell>
          <table:table-cell table:style-name="ce322" table:number-columns-repeated="6"/>
          <table:table-cell table:style-name="ce427"/>
          <table:table-cell table:style-name="ce318" office:value-type="string" calcext:value-type="string">
            <text:p>CHAR(36)</text:p>
          </table:table-cell>
          <table:table-cell table:style-name="ce322" table:number-columns-repeated="4"/>
          <table:table-cell table:style-name="ce427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477"/>
          <table:table-cell table:style-name="ce405" office:value-type="string" calcext:value-type="string">
            <text:p>組織2ID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org2_id</text:p>
          </table:table-cell>
          <table:table-cell table:style-name="ce322" table:number-columns-repeated="6"/>
          <table:table-cell table:style-name="ce427"/>
          <table:table-cell table:style-name="ce318" office:value-type="string" calcext:value-type="string">
            <text:p>CHAR(36)</text:p>
          </table:table-cell>
          <table:table-cell table:style-name="ce322" table:number-columns-repeated="4"/>
          <table:table-cell table:style-name="ce427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優先度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riority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[01-10]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[01-10]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 office:value-type="string" calcext:value-type="string">
            <text:p>追加更新削除区分が[D]の場合はnull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 office:value-type="string" calcext:value-type="string">
            <text:p>追加更新削除区分が[D]の場合はnull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 table:formula="of:=[.$J$2] &amp; &quot;_key01&quot;" office:value-type="string" office:string-value="h_belong_org_key01" calcext:value-type="string">
            <text:p>h_belong_org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3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所属組織履歴.A2:所属組織履歴.A2">
            <calcext:condition calcext:apply-style-name="ConditionalStyle_1" calcext:value="=&quot;M&quot;" calcext:base-cell-address="所属組織履歴.A2"/>
            <calcext:condition calcext:apply-style-name="ConditionalStyle_2" calcext:value="=&quot;T&quot;" calcext:base-cell-address="所属組織履歴.A2"/>
          </calcext:conditional-format>
        </calcext:conditional-formats>
      </table:table>
      <table:table table:name="認証媒体" table:style-name="ta2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43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認証媒体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medium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Dynamic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認証媒体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世代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ge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 office:value-type="string" calcext:value-type="string">
            <text:p>作成世代</text:p>
          </table:table-cell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シリアルナンバー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優先度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riority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同一ユーザID内での優先度。値大＝優先。NULLは最下位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[01-10]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[01-10]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ベル]を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51" office:value-type="string" calcext:value-type="string">
            <text:p>[補足]シートの[ハッシュ値]を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状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enabled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2" office:value-type="string" calcext:value-type="string">
            <text:p>[補足]シートの[ライフサイクル]を参照</text:p>
          </table:table-cell>
          <table:table-cell table:style-name="ce165" table:number-columns-repeated="16"/>
          <table:table-cell table:style-name="ce169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開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from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終了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to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禁止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ban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4"/>
          <table:table-cell table:style-name="ce167" table:number-columns-repeated="16"/>
          <table:table-cell table:style-name="ce17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 table:formula="of:=[.$J$2] &amp; &quot;_key01&quot;" office:value-type="string" office:string-value="t_medium_key01" calcext:value-type="string">
            <text:p>t_medium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2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認証媒体.A2:認証媒体.A2">
            <calcext:condition calcext:apply-style-name="ConditionalStyle_1" calcext:value="=&quot;M&quot;" calcext:base-cell-address="認証媒体.A2"/>
            <calcext:condition calcext:apply-style-name="ConditionalStyle_2" calcext:value="=&quot;T&quot;" calcext:base-cell-address="認証媒体.A2"/>
          </calcext:conditional-format>
        </calcext:conditional-formats>
      </table:table>
      <table:table table:name="認証媒体順位" table:style-name="ta2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44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認証媒体順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medium_order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順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eq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TINY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1から始まる重複なし連番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認証媒体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medium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有効な認証媒体をユーザID単位で優先度順に１～の昇順で順位を付与したもの。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順位は重複しない。優先度が同じ場合はPKの昇順とする。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認証媒体順位.A2:認証媒体順位.A2">
            <calcext:condition calcext:apply-style-name="ConditionalStyle_1" calcext:value="=&quot;M&quot;" calcext:base-cell-address="認証媒体順位.A2"/>
            <calcext:condition calcext:apply-style-name="ConditionalStyle_2" calcext:value="=&quot;T&quot;" calcext:base-cell-address="認証媒体順位.A2"/>
          </calcext:conditional-format>
        </calcext:conditional-formats>
      </table:table>
      <table:table table:name="認証媒体履歴" table:style-name="ta2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45" table:formula="of:=UPPER(LEFT([.J2]; 1))" office:value-type="string" office:string-value="H" calcext:value-type="string">
            <text:p>H</text:p>
          </table:table-cell>
          <table:table-cell table:style-name="ce265" office:value-type="string" calcext:value-type="string">
            <text:p>認証媒体履歴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h_medium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304" table:number-columns-repeated="6"/>
          <table:table-cell table:style-name="ce305" office:value-type="string" calcext:value-type="string">
            <text:p>Dynamic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バックアップ日時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k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UU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u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UIDv4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追加更新削除区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u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C:Insert、U:Update、D:Delete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認証媒体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世代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ge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 office:value-type="string" calcext:value-type="string">
            <text:p>作成世代</text:p>
          </table:table-cell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シリアルナンバー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優先度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riority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[01-10]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[01-10]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 office:value-type="string" calcext:value-type="string">
            <text:p>追加更新削除区分が[D]の場合はnull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 office:value-type="string" calcext:value-type="string">
            <text:p>追加更新削除区分が[D]の場合はnull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 table:formula="of:=[.$J$2] &amp; &quot;_key01&quot;" office:value-type="string" office:string-value="h_medium_key01" calcext:value-type="string">
            <text:p>h_medium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3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認証媒体履歴.A2:認証媒体履歴.A2">
            <calcext:condition calcext:apply-style-name="ConditionalStyle_1" calcext:value="=&quot;M&quot;" calcext:base-cell-address="認証媒体履歴.A2"/>
            <calcext:condition calcext:apply-style-name="ConditionalStyle_2" calcext:value="=&quot;T&quot;" calcext:base-cell-address="認証媒体履歴.A2"/>
          </calcext:conditional-format>
        </calcext:conditional-formats>
      </table:table>
      <table:table table:name="組織#1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46" table:formula="of:=UPPER(LEFT([.J2]; 1))" office:value-type="string" office:string-value="T" calcext:value-type="string">
            <text:p>T</text:p>
          </table:table-cell>
          <table:table-cell table:style-name="ce420" office:value-type="string" calcext:value-type="string">
            <text:p>組織#1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t_org1</text:p>
          </table:table-cell>
          <table:table-cell table:style-name="ce322" table:number-columns-repeated="6"/>
          <table:table-cell table:style-name="ce427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Dynamic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親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arent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組織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[01-10]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[01-10]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ベル]を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51" office:value-type="string" calcext:value-type="string">
            <text:p>[補足]シートの[ハッシュ値]を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状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enabled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2" office:value-type="string" calcext:value-type="string">
            <text:p>[補足]シートの[ライフサイクル]を参照</text:p>
          </table:table-cell>
          <table:table-cell table:style-name="ce165" table:number-columns-repeated="16"/>
          <table:table-cell table:style-name="ce169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開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from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終了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to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禁止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ban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4"/>
          <table:table-cell table:style-name="ce167" table:number-columns-repeated="16"/>
          <table:table-cell table:style-name="ce17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1'.A2:'組織#1'.A2">
            <calcext:condition calcext:apply-style-name="ConditionalStyle_1" calcext:value="=&quot;M&quot;" calcext:base-cell-address="'組織#1'.A2"/>
            <calcext:condition calcext:apply-style-name="ConditionalStyle_2" calcext:value="=&quot;T&quot;" calcext:base-cell-address="'組織#1'.A2"/>
          </calcext:conditional-format>
        </calcext:conditional-formats>
      </table:table>
      <table:table table:name="入れ子組織#1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47" table:formula="of:=UPPER(LEFT([.J2]; 1))" office:value-type="string" office:string-value="T" calcext:value-type="string">
            <text:p>T</text:p>
          </table:table-cell>
          <table:table-cell table:style-name="ce420" office:value-type="string" calcext:value-type="string">
            <text:p>入れ子組織#1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t_org1_nest</text:p>
          </table:table-cell>
          <table:table-cell table:style-name="ce322" table:number-columns-repeated="6"/>
          <table:table-cell table:style-name="ce427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階層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v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TINY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1～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左Index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f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SMALL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右Index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rg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SMALL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5">
          <table:table-cell/>
          <table:table-cell table:style-name="ce405" office:value-type="string" calcext:value-type="string">
            <text:p><text:span text:style-name="T5">m_org1_nest</text:span>_key01</text:p>
          </table:table-cell>
          <table:table-cell table:style-name="ce420" table:number-columns-repeated="6"/>
          <table:table-cell table:style-name="ce423"/>
          <table:table-cell table:style-name="ce279" office:value-type="string" calcext:value-type="string">
            <text:p>lft</text:p>
          </table:table-cell>
          <table:table-cell table:style-name="ce287" table:number-columns-repeated="7"/>
          <table:table-cell table:style-name="ce279" office:value-type="string" calcext:value-type="string">
            <text:p>BTREE</text:p>
          </table:table-cell>
          <table:table-cell table:style-name="ce287" table:number-columns-repeated="2"/>
          <table:table-cell table:style-name="ce297" office:value-type="string" calcext:value-type="string">
            <text:p>○</text:p>
          </table:table-cell>
          <table:table-cell table:style-name="ce287"/>
          <table:table-cell table:style-name="ce292"/>
          <table:table-cell table:style-name="ce287" office:value-type="string" calcext:value-type="string">
            <text:p>親子結合用</text:p>
          </table:table-cell>
          <table:table-cell table:style-name="ce287" table:number-columns-repeated="7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2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入れ子組織#1'.A2:'入れ子組織#1'.A2">
            <calcext:condition calcext:apply-style-name="ConditionalStyle_1" calcext:value="=&quot;M&quot;" calcext:base-cell-address="'入れ子組織#1'.A2"/>
            <calcext:condition calcext:apply-style-name="ConditionalStyle_2" calcext:value="=&quot;T&quot;" calcext:base-cell-address="'入れ子組織#1'.A2"/>
          </calcext:conditional-format>
        </calcext:conditional-formats>
      </table:table>
      <table:table table:name="閉包組織#1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48" table:formula="of:=UPPER(LEFT([.J2]; 1))" office:value-type="string" office:string-value="T" calcext:value-type="string">
            <text:p>T</text:p>
          </table:table-cell>
          <table:table-cell table:style-name="ce420" office:value-type="string" calcext:value-type="string">
            <text:p>閉包組織#1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t_org1_enclose</text:p>
          </table:table-cell>
          <table:table-cell table:style-name="ce322" table:number-columns-repeated="6"/>
          <table:table-cell table:style-name="ce427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包括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closed_org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組織IDに対する子孫組織ID。inclusive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org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階層差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v_gap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TINY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405" table:formula="of:=[.$J$2] &amp; &quot;_key01&quot;" office:value-type="string" office:string-value="t_org1_enclose_key01" calcext:value-type="string">
            <text:p>t_org1_enclose_key01</text:p>
          </table:table-cell>
          <table:table-cell table:style-name="ce420" table:number-columns-repeated="6"/>
          <table:table-cell table:style-name="ce423"/>
          <table:table-cell table:style-name="ce279" office:value-type="string" calcext:value-type="string">
            <text:p>org_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3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閉包組織#1'.A2:'閉包組織#1'.A2">
            <calcext:condition calcext:apply-style-name="ConditionalStyle_1" calcext:value="=&quot;M&quot;" calcext:base-cell-address="'閉包組織#1'.A2"/>
            <calcext:condition calcext:apply-style-name="ConditionalStyle_2" calcext:value="=&quot;T&quot;" calcext:base-cell-address="'閉包組織#1'.A2"/>
          </calcext:conditional-format>
        </calcext:conditional-formats>
      </table:table>
      <table:table table:name="組織#1-親組織(横)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49" table:formula="of:=UPPER(LEFT([.J2]; 1))" office:value-type="string" office:string-value="T" calcext:value-type="string">
            <text:p>T</text:p>
          </table:table-cell>
          <table:table-cell table:style-name="ce420" office:value-type="string" calcext:value-type="string">
            <text:p>組織#1-親組織(横)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t_org1_parent_pvt</text:p>
          </table:table-cell>
          <table:table-cell table:style-name="ce322" table:number-columns-repeated="6"/>
          <table:table-cell table:style-name="ce427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org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○</text:p>
          </table:table-cell>
          <table:table-cell table:style-name="ce266" office:value-type="string" calcext:value-type="string">
            <text:p>親組織ID配列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aren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先祖組織ID。inclusive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1-親組織(横)'.A2:'組織#1-親組織(横)'.A2">
            <calcext:condition calcext:apply-style-name="ConditionalStyle_1" calcext:value="=&quot;M&quot;" calcext:base-cell-address="'組織#1-親組織(横)'.A2"/>
            <calcext:condition calcext:apply-style-name="ConditionalStyle_2" calcext:value="=&quot;T&quot;" calcext:base-cell-address="'組織#1-親組織(横)'.A2"/>
          </calcext:conditional-format>
        </calcext:conditional-formats>
      </table:table>
      <table:table table:name="組織#1履歴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50" table:formula="of:=UPPER(LEFT([.J2]; 1))" office:value-type="string" office:string-value="H" calcext:value-type="string">
            <text:p>H</text:p>
          </table:table-cell>
          <table:table-cell table:style-name="ce420" office:value-type="string" calcext:value-type="string">
            <text:p>組織#1履歴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h_org1</text:p>
          </table:table-cell>
          <table:table-cell table:style-name="ce322" table:number-columns-repeated="6"/>
          <table:table-cell table:style-name="ce427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304" table:number-columns-repeated="6"/>
          <table:table-cell table:style-name="ce305" office:value-type="string" calcext:value-type="string">
            <text:p>Dynamic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バックアップ日時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k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UU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u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UIDv4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追加更新削除区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u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C:Insert、U:Update、D:Delete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○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親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arent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組織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[01-10]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[01-10]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 office:value-type="string" calcext:value-type="string">
            <text:p>追加更新削除区分が[D]の場合はnull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 office:value-type="string" calcext:value-type="string">
            <text:p>追加更新削除区分が[D]の場合はnull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405" table:formula="of:=[.$J$2] &amp; &quot;_key01&quot;" office:value-type="string" office:string-value="h_org1_key01" calcext:value-type="string">
            <text:p>h_org1_key01</text:p>
          </table:table-cell>
          <table:table-cell table:style-name="ce420" table:number-columns-repeated="6"/>
          <table:table-cell table:style-name="ce423"/>
          <table:table-cell table:style-name="ce279" office:value-type="string" calcext:value-type="string">
            <text:p>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1履歴'.A2:'組織#1履歴'.A2">
            <calcext:condition calcext:apply-style-name="ConditionalStyle_1" calcext:value="=&quot;M&quot;" calcext:base-cell-address="'組織#1履歴'.A2"/>
            <calcext:condition calcext:apply-style-name="ConditionalStyle_2" calcext:value="=&quot;T&quot;" calcext:base-cell-address="'組織#1履歴'.A2"/>
          </calcext:conditional-format>
        </calcext:conditional-formats>
      </table:table>
      <table:table table:name="組織#2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51" table:formula="of:=UPPER(LEFT([.J2]; 1))" office:value-type="string" office:string-value="T" calcext:value-type="string">
            <text:p>T</text:p>
          </table:table-cell>
          <table:table-cell table:style-name="ce420" office:value-type="string" calcext:value-type="string">
            <text:p>組織#2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t_org2</text:p>
          </table:table-cell>
          <table:table-cell table:style-name="ce322" table:number-columns-repeated="6"/>
          <table:table-cell table:style-name="ce427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Dynamic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親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arent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組織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[01-10]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[01-10]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ベル]を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51" office:value-type="string" calcext:value-type="string">
            <text:p>[補足]シートの[ハッシュ値]を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状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enabled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2" office:value-type="string" calcext:value-type="string">
            <text:p>[補足]シートの[ライフサイクル]を参照</text:p>
          </table:table-cell>
          <table:table-cell table:style-name="ce165" table:number-columns-repeated="16"/>
          <table:table-cell table:style-name="ce169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開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from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終了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to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禁止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ban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4"/>
          <table:table-cell table:style-name="ce167" table:number-columns-repeated="16"/>
          <table:table-cell table:style-name="ce17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2'.A2:'組織#2'.A2">
            <calcext:condition calcext:apply-style-name="ConditionalStyle_1" calcext:value="=&quot;M&quot;" calcext:base-cell-address="'組織#2'.A2"/>
            <calcext:condition calcext:apply-style-name="ConditionalStyle_2" calcext:value="=&quot;T&quot;" calcext:base-cell-address="'組織#2'.A2"/>
          </calcext:conditional-format>
        </calcext:conditional-formats>
      </table:table>
      <table:table table:name="入れ子組織#2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52" table:formula="of:=UPPER(LEFT([.J2]; 1))" office:value-type="string" office:string-value="T" calcext:value-type="string">
            <text:p>T</text:p>
          </table:table-cell>
          <table:table-cell table:style-name="ce420" office:value-type="string" calcext:value-type="string">
            <text:p>入れ子組織#2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t_org2_nest</text:p>
          </table:table-cell>
          <table:table-cell table:style-name="ce322" table:number-columns-repeated="6"/>
          <table:table-cell table:style-name="ce427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階層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v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TINY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1～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左Index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f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SMALL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右Index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rg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SMALL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5">
          <table:table-cell/>
          <table:table-cell table:style-name="ce405" office:value-type="string" calcext:value-type="string">
            <text:p><text:span text:style-name="T5">m_org1_nest</text:span>_key01</text:p>
          </table:table-cell>
          <table:table-cell table:style-name="ce420" table:number-columns-repeated="6"/>
          <table:table-cell table:style-name="ce423"/>
          <table:table-cell table:style-name="ce279" office:value-type="string" calcext:value-type="string">
            <text:p>lft</text:p>
          </table:table-cell>
          <table:table-cell table:style-name="ce287" table:number-columns-repeated="7"/>
          <table:table-cell table:style-name="ce279" office:value-type="string" calcext:value-type="string">
            <text:p>BTREE</text:p>
          </table:table-cell>
          <table:table-cell table:style-name="ce287" table:number-columns-repeated="2"/>
          <table:table-cell table:style-name="ce297" office:value-type="string" calcext:value-type="string">
            <text:p>○</text:p>
          </table:table-cell>
          <table:table-cell table:style-name="ce287"/>
          <table:table-cell table:style-name="ce292"/>
          <table:table-cell table:style-name="ce287" office:value-type="string" calcext:value-type="string">
            <text:p>親子結合用</text:p>
          </table:table-cell>
          <table:table-cell table:style-name="ce287" table:number-columns-repeated="7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2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入れ子組織#2'.A2:'入れ子組織#2'.A2">
            <calcext:condition calcext:apply-style-name="ConditionalStyle_1" calcext:value="=&quot;M&quot;" calcext:base-cell-address="'入れ子組織#2'.A2"/>
            <calcext:condition calcext:apply-style-name="ConditionalStyle_2" calcext:value="=&quot;T&quot;" calcext:base-cell-address="'入れ子組織#2'.A2"/>
          </calcext:conditional-format>
        </calcext:conditional-formats>
      </table:table>
      <table:table table:name="閉包組織#2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53" table:formula="of:=UPPER(LEFT([.J2]; 1))" office:value-type="string" office:string-value="T" calcext:value-type="string">
            <text:p>T</text:p>
          </table:table-cell>
          <table:table-cell table:style-name="ce420" office:value-type="string" calcext:value-type="string">
            <text:p>閉包組織#2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t_org2_enclose</text:p>
          </table:table-cell>
          <table:table-cell table:style-name="ce322" table:number-columns-repeated="6"/>
          <table:table-cell table:style-name="ce427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包括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closed_org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組織IDに対する子孫組織ID。inclusive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org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階層差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v_gap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TINY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405" table:formula="of:=[.$J$2] &amp; &quot;_key01&quot;" office:value-type="string" office:string-value="t_org2_enclose_key01" calcext:value-type="string">
            <text:p>t_org2_enclose_key01</text:p>
          </table:table-cell>
          <table:table-cell table:style-name="ce420" table:number-columns-repeated="6"/>
          <table:table-cell table:style-name="ce423"/>
          <table:table-cell table:style-name="ce279" office:value-type="string" calcext:value-type="string">
            <text:p>org_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3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閉包組織#2'.A2:'閉包組織#2'.A2">
            <calcext:condition calcext:apply-style-name="ConditionalStyle_1" calcext:value="=&quot;M&quot;" calcext:base-cell-address="'閉包組織#2'.A2"/>
            <calcext:condition calcext:apply-style-name="ConditionalStyle_2" calcext:value="=&quot;T&quot;" calcext:base-cell-address="'閉包組織#2'.A2"/>
          </calcext:conditional-format>
        </calcext:conditional-formats>
      </table:table>
      <table:table table:name="組織#2-親組織(横)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274" table:formula="of:=UPPER(LEFT([.J2]; 1))" office:value-type="string" office:string-value="T" calcext:value-type="string">
            <text:p>T</text:p>
          </table:table-cell>
          <table:table-cell table:style-name="ce420" office:value-type="string" calcext:value-type="string">
            <text:p>組織#2-親組織(横)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t_org2_parent_pvt</text:p>
          </table:table-cell>
          <table:table-cell table:style-name="ce322" table:number-columns-repeated="6"/>
          <table:table-cell table:style-name="ce427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org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○</text:p>
          </table:table-cell>
          <table:table-cell table:style-name="ce266" office:value-type="string" calcext:value-type="string">
            <text:p>親組織ID配列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aren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先祖組織ID。inclusive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2-親組織(横)'.A2:'組織#2-親組織(横)'.A2">
            <calcext:condition calcext:apply-style-name="ConditionalStyle_1" calcext:value="=&quot;M&quot;" calcext:base-cell-address="'組織#2-親組織(横)'.A2"/>
            <calcext:condition calcext:apply-style-name="ConditionalStyle_2" calcext:value="=&quot;T&quot;" calcext:base-cell-address="'組織#2-親組織(横)'.A2"/>
          </calcext:conditional-format>
        </calcext:conditional-formats>
      </table:table>
      <table:table table:name="組織#2履歴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307" table:formula="of:=UPPER(LEFT([.J2]; 1))" office:value-type="string" office:string-value="H" calcext:value-type="string">
            <text:p>H</text:p>
          </table:table-cell>
          <table:table-cell table:style-name="ce420" office:value-type="string" calcext:value-type="string">
            <text:p>組織#2履歴</text:p>
          </table:table-cell>
          <table:table-cell table:style-name="ce420" table:number-columns-repeated="6"/>
          <table:table-cell table:style-name="ce423"/>
          <table:table-cell table:style-name="ce318" office:value-type="string" calcext:value-type="string">
            <text:p>h_org2</text:p>
          </table:table-cell>
          <table:table-cell table:style-name="ce322" table:number-columns-repeated="6"/>
          <table:table-cell table:style-name="ce427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304" table:number-columns-repeated="6"/>
          <table:table-cell table:style-name="ce305" office:value-type="string" calcext:value-type="string">
            <text:p>Dynamic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バックアップ日時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k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UU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u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UIDv4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追加更新削除区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u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C:Insert、U:Update、D:Delete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○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親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arent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組織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[01-10]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[01-10]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 office:value-type="string" calcext:value-type="string">
            <text:p>追加更新削除区分が[D]の場合はnull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 office:value-type="string" calcext:value-type="string">
            <text:p>追加更新削除区分が[D]の場合はnull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405" table:formula="of:=[.$J$2] &amp; &quot;_key01&quot;" office:value-type="string" office:string-value="h_org2_key01" calcext:value-type="string">
            <text:p>h_org2_key01</text:p>
          </table:table-cell>
          <table:table-cell table:style-name="ce420" table:number-columns-repeated="6"/>
          <table:table-cell table:style-name="ce423"/>
          <table:table-cell table:style-name="ce279" office:value-type="string" calcext:value-type="string">
            <text:p>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2履歴'.A2:'組織#2履歴'.A2">
            <calcext:condition calcext:apply-style-name="ConditionalStyle_1" calcext:value="=&quot;M&quot;" calcext:base-cell-address="'組織#2履歴'.A2"/>
            <calcext:condition calcext:apply-style-name="ConditionalStyle_2" calcext:value="=&quot;T&quot;" calcext:base-cell-address="'組織#2履歴'.A2"/>
          </calcext:conditional-format>
        </calcext:conditional-formats>
      </table:table>
      <table:table table:name="入れ子組織ワーク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312" office:value-type="string" calcext:value-type="string">
            <text:p>W</text:p>
          </table:table-cell>
          <table:table-cell table:style-name="ce265" office:value-type="string" calcext:value-type="string">
            <text:p>入れ子組織ワーク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w_org_nes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MEMORY</text:p>
          </table:table-cell>
          <table:table-cell table:style-name="ce265" table:number-columns-repeated="2"/>
          <table:table-cell table:style-name="ce275"/>
          <table:table-cell table:style-name="ce303" office:value-type="string" calcext:value-type="string">
            <text:p>-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組織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階層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v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TINY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左Index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f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SMALL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右Index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rg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SMALL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391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5">
          <table:table-cell/>
          <table:table-cell office:value-type="string" calcext:value-type="string">
            <text:p>入れ子組織Mへ一括INSERTするための一時格納場所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入れ子組織ワーク.A2:入れ子組織ワーク.A2">
            <calcext:condition calcext:apply-style-name="ConditionalStyle_1" calcext:value="=&quot;M&quot;" calcext:base-cell-address="入れ子組織ワーク.A2"/>
            <calcext:condition calcext:apply-style-name="ConditionalStyle_2" calcext:value="=&quot;T&quot;" calcext:base-cell-address="入れ子組織ワーク.A2"/>
          </calcext:conditional-format>
        </calcext:conditional-formats>
      </table:table>
      <table:table table:name="入れ子構築-残データ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313" table:formula="of:=UPPER(LEFT([.J2]; 1))" office:value-type="string" office:string-value="W" calcext:value-type="string">
            <text:p>W</text:p>
          </table:table-cell>
          <table:table-cell table:style-name="ce265" office:value-type="string" calcext:value-type="string">
            <text:p>入れ子構築-残データ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w_buildnest_remaining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7" calcext:value-type="float">
            <text:p>7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4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○</text:p>
          </table:table-cell>
          <table:table-cell table:style-name="ce266" office:value-type="string" calcext:value-type="string">
            <text:p>親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arent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301" office:value-type="string" calcext:value-type="string">
            <text:p>w_buildnest_remaining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arent_id</text:p>
          </table:table-cell>
          <table:table-cell table:style-name="ce287" table:number-columns-repeated="7"/>
          <table:table-cell table:style-name="ce279" office:value-type="string" calcext:value-type="string">
            <text:p>B-Tree</text:p>
          </table:table-cell>
          <table:table-cell table:style-name="ce287" table:number-columns-repeated="2"/>
          <table:table-cell table:style-name="ce471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入れ子構築-残データ'.A2:'入れ子構築-残データ'.A2">
            <calcext:condition calcext:apply-style-name="ConditionalStyle_1" calcext:value="=&quot;M&quot;" calcext:base-cell-address="'入れ子構築-残データ'.A2"/>
            <calcext:condition calcext:apply-style-name="ConditionalStyle_2" calcext:value="=&quot;T&quot;" calcext:base-cell-address="'入れ子構築-残データ'.A2"/>
          </calcext:conditional-format>
        </calcext:conditional-formats>
      </table:table>
      <table:table table:name="入れ子構築-スタック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324" table:formula="of:=UPPER(LEFT([.J2]; 1))" office:value-type="string" office:string-value="W" calcext:value-type="string">
            <text:p>W</text:p>
          </table:table-cell>
          <table:table-cell table:style-name="ce265" office:value-type="string" calcext:value-type="string">
            <text:p>入れ子構築-スタック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w_buildnest_stack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7" calcext:value-type="float">
            <text:p>7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階層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v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TINY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1～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左Index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f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SMALLINT UNSIGNED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3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入れ子構築-スタック'.A2:'入れ子構築-スタック'.A2">
            <calcext:condition calcext:apply-style-name="ConditionalStyle_1" calcext:value="=&quot;M&quot;" calcext:base-cell-address="'入れ子構築-スタック'.A2"/>
            <calcext:condition calcext:apply-style-name="ConditionalStyle_2" calcext:value="=&quot;T&quot;" calcext:base-cell-address="'入れ子構築-スタック'.A2"/>
          </calcext:conditional-format>
        </calcext:conditional-formats>
      </table:table>
      <table:table table:name="グループ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325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グループ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group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グループ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グループ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ベル]を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51" office:value-type="string" calcext:value-type="string">
            <text:p>[補足]シートの[ハッシュ値]を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状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enabled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2" office:value-type="string" calcext:value-type="string">
            <text:p>[補足]シートの[ライフサイクル]を参照</text:p>
          </table:table-cell>
          <table:table-cell table:style-name="ce165" table:number-columns-repeated="16"/>
          <table:table-cell table:style-name="ce169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開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from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終了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to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禁止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ban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4"/>
          <table:table-cell table:style-name="ce167" table:number-columns-repeated="16"/>
          <table:table-cell table:style-name="ce17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グループ.A2:グループ.A2">
            <calcext:condition calcext:apply-style-name="ConditionalStyle_1" calcext:value="=&quot;M&quot;" calcext:base-cell-address="グループ.A2"/>
            <calcext:condition calcext:apply-style-name="ConditionalStyle_2" calcext:value="=&quot;T&quot;" calcext:base-cell-address="グループ.A2"/>
          </calcext:conditional-format>
        </calcext:conditional-formats>
      </table:table>
      <table:table table:name="グループ履歴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326" table:formula="of:=UPPER(LEFT([.J2]; 1))" office:value-type="string" office:string-value="H" calcext:value-type="string">
            <text:p>H</text:p>
          </table:table-cell>
          <table:table-cell table:style-name="ce265" office:value-type="string" calcext:value-type="string">
            <text:p>グループ履歴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h_group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バックアップ日時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k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UU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u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UIDv4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追加更新削除区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u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C:Insert、U:Update、D:Delete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○</text:p>
          </table:table-cell>
          <table:table-cell table:style-name="ce266" office:value-type="string" calcext:value-type="string">
            <text:p>グループ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グループ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 office:value-type="string" calcext:value-type="string">
            <text:p>追加更新削除区分が[D]の場合はnull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 office:value-type="string" calcext:value-type="string">
            <text:p>追加更新削除区分が[D]の場合はnull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 table:formula="of:=[.$J$2] &amp; &quot;_key01&quot;" office:value-type="string" office:string-value="h_group_key01" calcext:value-type="string">
            <text:p>h_group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7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グループ履歴.A2:グループ履歴.A2">
            <calcext:condition calcext:apply-style-name="ConditionalStyle_1" calcext:value="=&quot;M&quot;" calcext:base-cell-address="グループ履歴.A2"/>
            <calcext:condition calcext:apply-style-name="ConditionalStyle_2" calcext:value="=&quot;T&quot;" calcext:base-cell-address="グループ履歴.A2"/>
          </calcext:conditional-format>
        </calcext:conditional-formats>
      </table:table>
      <table:table table:name="所属グループ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327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所属グループ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belong_group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所属グループ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グループ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group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ベル]を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51" office:value-type="string" calcext:value-type="string">
            <text:p>[補足]シートの[ハッシュ値]を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状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enabled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2" office:value-type="string" calcext:value-type="string">
            <text:p>[補足]シートの[ライフサイクル]を参照</text:p>
          </table:table-cell>
          <table:table-cell table:style-name="ce165" table:number-columns-repeated="16"/>
          <table:table-cell table:style-name="ce169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開始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from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終了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to_ts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19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3"/>
          <table:table-cell table:style-name="ce166" table:number-columns-repeated="16"/>
          <table:table-cell table:style-name="ce170"/>
          <table:table-cell table:number-columns-repeated="11"/>
        </table:table-row>
        <table:table-row table:style-name="ro5">
          <table:table-cell table:style-name="ce154"/>
          <table:table-cell table:style-name="ce155" office:value-type="string" calcext:value-type="string">
            <text:p>有効禁止(文字形式)</text:p>
          </table:table-cell>
          <table:table-cell table:style-name="ce156" table:number-columns-repeated="6"/>
          <table:table-cell table:style-name="ce157"/>
          <table:table-cell table:style-name="ce158" office:value-type="string" calcext:value-type="string">
            <text:p>txt_ban</text:p>
          </table:table-cell>
          <table:table-cell table:style-name="ce159" table:number-columns-repeated="6"/>
          <table:table-cell table:style-name="ce160"/>
          <table:table-cell table:style-name="ce158" office:value-type="string" calcext:value-type="string">
            <text:p>VIRTUAL CHAR(5)</text:p>
          </table:table-cell>
          <table:table-cell table:style-name="ce159" table:number-columns-repeated="4"/>
          <table:table-cell table:style-name="ce160"/>
          <table:table-cell table:style-name="ce158"/>
          <table:table-cell table:style-name="ce159" table:number-columns-repeated="6"/>
          <table:table-cell table:style-name="ce160"/>
          <table:table-cell table:style-name="ce155"/>
          <table:table-cell table:style-name="ce156" table:number-columns-repeated="2"/>
          <table:table-cell table:style-name="ce157"/>
          <table:table-cell table:style-name="ce164"/>
          <table:table-cell table:style-name="ce167" table:number-columns-repeated="16"/>
          <table:table-cell table:style-name="ce17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301" office:value-type="string" calcext:value-type="string">
            <text:p>t_belong_group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7"/>
          <table:table-cell table:style-name="ce279" office:value-type="string" calcext:value-type="string">
            <text:p>B-Tree</text:p>
          </table:table-cell>
          <table:table-cell table:style-name="ce287" table:number-columns-repeated="2"/>
          <table:table-cell table:style-name="ce471" office:value-type="string" calcext:value-type="string">
            <text:p>○</text:p>
          </table:table-cell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所属グループ.A2:所属グループ.A2">
            <calcext:condition calcext:apply-style-name="ConditionalStyle_1" calcext:value="=&quot;M&quot;" calcext:base-cell-address="所属グループ.A2"/>
            <calcext:condition calcext:apply-style-name="ConditionalStyle_2" calcext:value="=&quot;T&quot;" calcext:base-cell-address="所属グループ.A2"/>
          </calcext:conditional-format>
        </calcext:conditional-formats>
      </table:table>
      <table:table table:name="所属グループ(横)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329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所属グループ(横)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belong_group_pvt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グループID配列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group_id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number-columns-repeated="64"/>
        </table:table-row>
        <table:table-row table:style-name="ro5">
          <table:table-cell office:value-type="string" calcext:value-type="string">
            <text:p>グループID配列</text:p>
          </table:table-cell>
          <table:table-cell table:number-columns-repeated="63"/>
        </table:table-row>
        <table:table-row table:style-name="ro5">
          <table:table-cell/>
          <table:table-cell office:value-type="string" calcext:value-type="string">
            <text:p>有効な所属グループをユーザID単位で集約したグループID。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4" table:number-rows-repeated="1048560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所属グループ(横)'.A2:'所属グループ(横)'.A2">
            <calcext:condition calcext:apply-style-name="ConditionalStyle_1" calcext:value="=&quot;M&quot;" calcext:base-cell-address="'所属グループ(横)'.A2"/>
            <calcext:condition calcext:apply-style-name="ConditionalStyle_2" calcext:value="=&quot;T&quot;" calcext:base-cell-address="'所属グループ(横)'.A2"/>
          </calcext:conditional-format>
        </calcext:conditional-formats>
      </table:table>
      <table:table table:name="所属グループ履歴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330" table:formula="of:=UPPER(LEFT([.J2]; 1))" office:value-type="string" office:string-value="H" calcext:value-type="string">
            <text:p>H</text:p>
          </table:table-cell>
          <table:table-cell table:style-name="ce265" office:value-type="string" calcext:value-type="string">
            <text:p>所属グループ履歴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h_belong_group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バックアップ日時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k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UU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u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UIDv4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追加更新削除区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cu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1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C:Insert、U:Update、D:Delete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所属グループ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user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グループ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group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ラベル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abel</text:p>
          </table:table-cell>
          <table:table-cell table:style-name="ce287" table:number-columns-repeated="6"/>
          <table:table-cell table:style-name="ce292"/>
          <table:table-cell table:style-name="ce345" office:value-type="string" calcext:value-type="string">
            <text:p>CHAR(2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追加更新削除区分が[D]の場合はnull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/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266" office:value-type="string" calcext:value-type="string">
            <text:p>追加更新削除区分が[D]の場合はnull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 office:value-type="string" calcext:value-type="string">
            <text:p>追加更新削除区分が[D]の場合はnull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 table:formula="of:=[.$J$2] &amp; &quot;_key01&quot;" office:value-type="string" office:string-value="h_belong_group_key01" calcext:value-type="string">
            <text:p>h_belong_group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7"/>
          <table:table-cell table:style-name="ce391" office:value-type="string" calcext:value-type="string">
            <text:p>B-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所属グループ履歴.A2:所属グループ履歴.A2">
            <calcext:condition calcext:apply-style-name="ConditionalStyle_1" calcext:value="=&quot;M&quot;" calcext:base-cell-address="所属グループ履歴.A2"/>
            <calcext:condition calcext:apply-style-name="ConditionalStyle_2" calcext:value="=&quot;T&quot;" calcext:base-cell-address="所属グループ履歴.A2"/>
          </calcext:conditional-format>
        </calcext:conditional-formats>
      </table:table>
      <table:table table:name="時間マスタ" table:style-name="ta2"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5">
          <table:table-cell table:style-name="ce332" table:formula="of:=UPPER(LEFT([.J2]; 1))" office:value-type="string" office:string-value="M" calcext:value-type="string">
            <text:p>M</text:p>
          </table:table-cell>
          <table:table-cell table:style-name="ce265" office:value-type="string" calcext:value-type="string">
            <text:p>時間マスタ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m_ti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時間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基準時刻は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基準時刻は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TRUEの場合、有効開始/有効終了の値に関わらず常に無効となる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時間値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val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UTC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5">
          <table:table-cell/>
          <table:table-cell office:value-type="string" calcext:value-type="string">
            <text:p>時間ID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195" office:value-type="string" calcext:value-type="string">
            <text:p>値</text:p>
          </table:table-cell>
          <table:table-cell table:style-name="ce200" table:number-columns-repeated="5"/>
          <table:table-cell table:style-name="ce256"/>
          <table:table-cell table:style-name="ce195" office:value-type="string" calcext:value-type="string">
            <text:p>備考</text:p>
          </table:table-cell>
          <table:table-cell table:style-name="ce286" table:number-columns-repeated="11"/>
          <table:table-cell table:style-name="ce200"/>
          <table:table-cell table:style-name="ce286"/>
          <table:table-cell table:style-name="ce291"/>
          <table:table-cell table:number-columns-repeated="40"/>
        </table:table-row>
        <table:table-row table:style-name="ro4">
          <table:table-cell table:number-columns-repeated="2"/>
          <table:table-cell table:style-name="ce270" office:value-type="string" calcext:value-type="string">
            <text:p>APP_TIME</text:p>
          </table:table-cell>
          <table:table-cell table:style-name="ce272" table:number-columns-repeated="5"/>
          <table:table-cell table:style-name="ce277"/>
          <table:table-cell table:style-name="ce284" office:value-type="string" calcext:value-type="string">
            <text:p>アプリケーション内部時刻</text:p>
          </table:table-cell>
          <table:table-cell table:style-name="ce289" table:number-columns-repeated="13"/>
          <table:table-cell table:style-name="ce299"/>
          <table:table-cell table:number-columns-repeated="40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時間マスタ.A2:時間マスタ.A2">
            <calcext:condition calcext:apply-style-name="ConditionalStyle_1" calcext:value="=&quot;M&quot;" calcext:base-cell-address="時間マスタ.A2"/>
            <calcext:condition calcext:apply-style-name="ConditionalStyle_2" calcext:value="=&quot;T&quot;" calcext:base-cell-address="時間マスタ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month number:style="long"/>
      <number:text>/</number:text>
      <number:day number:style="long"/>
      <number:text>/</number:text>
      <number:year/>
    </number:date-style>
    <number:time-style style:name="N113">
      <number:minutes number:style="long"/>
      <number:text>:</number:text>
      <number:seconds number:style="long"/>
    </number:time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7P0"/>
    </number:number-style>
    <number:date-style style:name="N118">
      <number:year number:style="long"/>
      <number:text>年</number:text>
      <number:month number:style="long"/>
      <number:text>月</number:text>
    </number:dat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0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21P0" style:volatile="true">
      <number:text>¥</number:text>
      <number:number number:decimal-places="0" number:min-decimal-places="0" number:min-integer-digits="1" number:grouping="true"/>
    </number:number-style>
    <number:number-style style:name="N121">
      <number:text>-¥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number-style style:name="N126P0" style:volatile="true">
      <number:text>¥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hours/>
      <number:text>:</number:text>
      <number:minutes number:style="long"/>
      <number:text> </number:text>
      <number:am-pm/>
    </number:time-style>
    <number:number-style style:name="N141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¥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month number:style="long"/>
      <number:text>月</number:text>
      <number:day number:style="long"/>
      <number:text>日</number:text>
    </number:dat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date-style style:name="N148">
      <number:month number:textual="true"/>
      <number:text>-</number:text>
      <number:year/>
    </number:date-style>
    <number:number-style style:name="N149P0" style:volatile="true">
      <number:number number:decimal-places="0" number:min-decimal-places="0" number:min-integer-digits="1" number:grouping="true"/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9P0"/>
    </number:number-style>
    <number:date-style style:name="N150">
      <number:day number:style="long"/>
      <number:text>-</number:text>
      <number:month number:textual="true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number-style style:name="N153P0" style:volatile="true">
      <number:text>¥</number:text>
      <number:number number:decimal-places="2" number:min-decimal-places="2" number:min-integer-digits="1" number:grouping="true"/>
    </number:number-style>
    <number:number-style style:name="N153">
      <number:text>-¥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R" style:display-name="PageStyle_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クライアント公開鍵M" style:display-name="PageStyle_クライアント公開鍵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05T18:19:34</meta:creation-date>
    <meta:initial-creator>riru4293 gmail</meta:initial-creator>
    <dc:language>ja-JP</dc:language>
    <dc:date>2022-07-05T01:05:03.391000000</dc:date>
    <meta:editing-cycles>637</meta:editing-cycles>
    <meta:editing-duration>P51DT19H38M19S</meta:editing-duration>
    <meta:generator>LibreOffice/7.3.2.2$Windows_X86_64 LibreOffice_project/49f2b1bff42cfccbd8f788c8dc32c1c309559be0</meta:generator>
    <meta:document-statistic meta:table-count="38" meta:cell-count="33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